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">
            <text:p>12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57">
            <text:p>15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09">
            <text:p>20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406">
            <text:p>1140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081">
            <text:p>1208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321">
            <text:p>1232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04">
            <text:p>2021-01-0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2 - 1.16)">
            <text:p>(0.82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9">
            <text:p>1.0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35.625">
            <text:p>235.625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41194271332694">
            <text:p>0.0141194271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980873708268">
            <text:p>1.0498087371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103.625">
            <text:p>103.6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601491757603901">
            <text:p>0.0060149176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2112312281369">
            <text:p>1.0211231228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221.5">
            <text:p>221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32571223366052">
            <text:p>0.0132571223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4674440071171">
            <text:p>1.0467444007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346.375">
            <text:p>346.375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202286398411493">
            <text:p>0.0202286398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7160226726888">
            <text:p>1.0716022673</text:p>
          </table:table-cell>
          <table:table-cell table:number-columns-repeated="2" office:value-type="float" office:value="0">
            <text:p>0</text:p>
          </table:table-cell>
          <table:table-cell office:value-type="float" office:value="34.6110513728549">
            <text:p>34.611051372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404">
            <text:p>12404</text:p>
          </table:table-cell>
          <table:table-cell office:value-type="float" office:value="17161">
            <text:p>17161</text:p>
          </table:table-cell>
          <table:table-cell office:value-type="float" office:value="206">
            <text:p>206</text:p>
          </table:table-cell>
          <table:table-cell office:value-type="float" office:value="138">
            <text:p>138</text:p>
          </table:table-cell>
          <table:table-cell office:value-type="float" office:value="79.25">
            <text:p>79.25</text:p>
          </table:table-cell>
          <table:table-cell office:value-type="float" office:value="0.0230760613868041">
            <text:p>0.0230760614</text:p>
          </table:table-cell>
          <table:table-cell office:value-type="float" office:value="0.0111254434053531">
            <text:p>0.0111254434</text:p>
          </table:table-cell>
          <table:table-cell office:value-type="float" office:value="0.00461802925237457">
            <text:p>0.0046180293</text:p>
          </table:table-cell>
          <table:table-cell office:value-type="float" office:value="1.0818099238877">
            <text:p>1.0818099239</text:p>
          </table:table-cell>
          <table:table-cell office:value-type="float" office:value="1.03918165188103">
            <text:p>1.0391816519</text:p>
          </table:table-cell>
          <table:table-cell office:value-type="float" office:value="1.0162049017239">
            <text:p>1.0162049017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2066">
            <text:p>12066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70.375">
            <text:p>70.37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583250455826289">
            <text:p>0.0058325046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2048044144839">
            <text:p>1.0204804414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976">
            <text:p>11976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71.625">
            <text:p>171.625</text:p>
          </table:table-cell>
          <table:table-cell office:value-type="float" office:value="276.25">
            <text:p>276.25</text:p>
          </table:table-cell>
          <table:table-cell office:value-type="float" office:value="0.0101302677392244">
            <text:p>0.0101302677</text:p>
          </table:table-cell>
          <table:table-cell office:value-type="float" office:value="0.0143307448229793">
            <text:p>0.0143307448</text:p>
          </table:table-cell>
          <table:table-cell office:value-type="float" office:value="0.0161956967813801">
            <text:p>0.0161956968</text:p>
          </table:table-cell>
          <table:table-cell office:value-type="float" office:value="1.03565707684324">
            <text:p>1.0356570768</text:p>
          </table:table-cell>
          <table:table-cell office:value-type="float" office:value="1.0505601325649">
            <text:p>1.0505601326</text:p>
          </table:table-cell>
          <table:table-cell office:value-type="float" office:value="1.05719904789953">
            <text:p>1.05719904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549">
            <text:p>12549</text:p>
          </table:table-cell>
          <table:table-cell office:value-type="float" office:value="17443">
            <text:p>17443</text:p>
          </table:table-cell>
          <table:table-cell office:value-type="float" office:value="179.125">
            <text:p>179.125</text:p>
          </table:table-cell>
          <table:table-cell office:value-type="float" office:value="187.25">
            <text:p>187.25</text:p>
          </table:table-cell>
          <table:table-cell office:value-type="float" office:value="253.625">
            <text:p>253.625</text:p>
          </table:table-cell>
          <table:table-cell office:value-type="float" office:value="0.0204574006395614">
            <text:p>0.0204574006</text:p>
          </table:table-cell>
          <table:table-cell office:value-type="float" office:value="0.0149215076898558">
            <text:p>0.0149215077</text:p>
          </table:table-cell>
          <table:table-cell office:value-type="float" office:value="0.0145402167058419">
            <text:p>0.0145402167</text:p>
          </table:table-cell>
          <table:table-cell office:value-type="float" office:value="1.07242117251068">
            <text:p>1.0724211725</text:p>
          </table:table-cell>
          <table:table-cell office:value-type="float" office:value="1.0526616736423">
            <text:p>1.0526616736</text:p>
          </table:table-cell>
          <table:table-cell office:value-type="float" office:value="1.05130513755808">
            <text:p>1.0513051376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79">
            <text:p>12579</text:p>
          </table:table-cell>
          <table:table-cell office:value-type="float" office:value="17895">
            <text:p>17895</text:p>
          </table:table-cell>
          <table:table-cell office:value-type="float" office:value="105">
            <text:p>105</text:p>
          </table:table-cell>
          <table:table-cell office:value-type="float" office:value="111.75">
            <text:p>111.75</text:p>
          </table:table-cell>
          <table:table-cell office:value-type="float" office:value="324.125">
            <text:p>324.125</text:p>
          </table:table-cell>
          <table:table-cell office:value-type="float" office:value="0.0108448667630655">
            <text:p>0.0108448668</text:p>
          </table:table-cell>
          <table:table-cell office:value-type="float" office:value="0.00888385404245171">
            <text:p>0.008883854</text:p>
          </table:table-cell>
          <table:table-cell office:value-type="float" office:value="0.0181126012852752">
            <text:p>0.0181126013</text:p>
          </table:table-cell>
          <table:table-cell office:value-type="float" office:value="1.03818755149554">
            <text:p>1.0381875515</text:p>
          </table:table-cell>
          <table:table-cell office:value-type="float" office:value="1.03124817795937">
            <text:p>1.031248178</text:p>
          </table:table-cell>
          <table:table-cell office:value-type="float" office:value="1.06403711449609">
            <text:p>1.06403711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9476">
            <text:p>9476</text:p>
          </table:table-cell>
          <table:table-cell office:value-type="float" office:value="12442">
            <text:p>12442</text:p>
          </table:table-cell>
          <table:table-cell office:value-type="float" office:value="17633">
            <text:p>17633</text:p>
          </table:table-cell>
          <table:table-cell office:value-type="float" office:value="81.75">
            <text:p>81.75</text:p>
          </table:table-cell>
          <table:table-cell office:value-type="float" office:value="112.875">
            <text:p>112.875</text:p>
          </table:table-cell>
          <table:table-cell office:value-type="float" office:value="512.375">
            <text:p>512.375</text:p>
          </table:table-cell>
          <table:table-cell office:value-type="float" office:value="0.00862705783030815">
            <text:p>0.0086270578</text:p>
          </table:table-cell>
          <table:table-cell office:value-type="float" office:value="0.00907209451856615">
            <text:p>0.0090720945</text:p>
          </table:table-cell>
          <table:table-cell office:value-type="float" office:value="0.0290577326603527">
            <text:p>0.0290577327</text:p>
          </table:table-cell>
          <table:table-cell office:value-type="float" office:value="1.03034057761462">
            <text:p>1.0303405776</text:p>
          </table:table-cell>
          <table:table-cell office:value-type="float" office:value="1.03191364449693">
            <text:p>1.0319136445</text:p>
          </table:table-cell>
          <table:table-cell office:value-type="float" office:value="1.10335699389286">
            <text:p>1.1033569939</text:p>
          </table:table-cell>
          <table:table-cell table:number-columns-repeated="2" office:value-type="float" office:value="0">
            <text:p>0</text:p>
          </table:table-cell>
          <table:table-cell office:value-type="float" office:value="24.1990576366922">
            <text:p>24.199057636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9528">
            <text:p>9528</text:p>
          </table:table-cell>
          <table:table-cell office:value-type="float" office:value="12392">
            <text:p>12392</text:p>
          </table:table-cell>
          <table:table-cell office:value-type="float" office:value="18989">
            <text:p>18989</text:p>
          </table:table-cell>
          <table:table-cell office:value-type="float" office:value="136">
            <text:p>136</text:p>
          </table:table-cell>
          <table:table-cell office:value-type="float" office:value="173.25">
            <text:p>173.25</text:p>
          </table:table-cell>
          <table:table-cell office:value-type="float" office:value="715.625">
            <text:p>715.625</text:p>
          </table:table-cell>
          <table:table-cell office:value-type="float" office:value="0.0142737195633921">
            <text:p>0.0142737196</text:p>
          </table:table-cell>
          <table:table-cell office:value-type="float" office:value="0.0139807940606843">
            <text:p>0.0139807941</text:p>
          </table:table-cell>
          <table:table-cell office:value-type="float" office:value="0.0376862920638264">
            <text:p>0.0376862921</text:p>
          </table:table-cell>
          <table:table-cell office:value-type="float" office:value="1.05035734704941">
            <text:p>1.050357347</text:p>
          </table:table-cell>
          <table:table-cell office:value-type="float" office:value="1.04931588591343">
            <text:p>1.0493158859</text:p>
          </table:table-cell>
          <table:table-cell office:value-type="float" office:value="1.13468572517805">
            <text:p>1.1346857252</text:p>
          </table:table-cell>
          <table:table-cell table:number-columns-repeated="2" office:value-type="float" office:value="0">
            <text:p>0</text:p>
          </table:table-cell>
          <table:table-cell office:value-type="float" office:value="18.7369913063952">
            <text:p>18.736991306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774">
            <text:p>12774</text:p>
          </table:table-cell>
          <table:table-cell office:value-type="float" office:value="19205">
            <text:p>19205</text:p>
          </table:table-cell>
          <table:table-cell office:value-type="float" office:value="149.875">
            <text:p>149.875</text:p>
          </table:table-cell>
          <table:table-cell office:value-type="float" office:value="208.375">
            <text:p>208.375</text:p>
          </table:table-cell>
          <table:table-cell office:value-type="float" office:value="890">
            <text:p>890</text:p>
          </table:table-cell>
          <table:table-cell office:value-type="float" office:value="0.0152653289875738">
            <text:p>0.015265329</text:p>
          </table:table-cell>
          <table:table-cell office:value-type="float" office:value="0.0163124315014874">
            <text:p>0.0163124315</text:p>
          </table:table-cell>
          <table:table-cell office:value-type="float" office:value="0.0463420984118719">
            <text:p>0.0463420984</text:p>
          </table:table-cell>
          <table:table-cell office:value-type="float" office:value="1.05388539078394">
            <text:p>1.0538853908</text:p>
          </table:table-cell>
          <table:table-cell office:value-type="float" office:value="1.05761505728133">
            <text:p>1.0576150573</text:p>
          </table:table-cell>
          <table:table-cell office:value-type="float" office:value="1.16640662100857">
            <text:p>1.166406621</text:p>
          </table:table-cell>
          <table:table-cell table:number-columns-repeated="2" office:value-type="float" office:value="0">
            <text:p>0</text:p>
          </table:table-cell>
          <table:table-cell office:value-type="float" office:value="15.3011386040324">
            <text:p>15.30113860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3346">
            <text:p>13346</text:p>
          </table:table-cell>
          <table:table-cell office:value-type="float" office:value="19044">
            <text:p>19044</text:p>
          </table:table-cell>
          <table:table-cell office:value-type="float" office:value="75.125">
            <text:p>75.125</text:p>
          </table:table-cell>
          <table:table-cell office:value-type="float" office:value="188">
            <text:p>188</text:p>
          </table:table-cell>
          <table:table-cell office:value-type="float" office:value="936.625">
            <text:p>936.625</text:p>
          </table:table-cell>
          <table:table-cell office:value-type="float" office:value="0.00763620654604594">
            <text:p>0.0076362065</text:p>
          </table:table-cell>
          <table:table-cell office:value-type="float" office:value="0.0140866177131725">
            <text:p>0.0140866177</text:p>
          </table:table-cell>
          <table:table-cell office:value-type="float" office:value="0.0491821571098509">
            <text:p>0.0491821571</text:p>
          </table:table-cell>
          <table:table-cell office:value-type="float" office:value="1.02684101374597">
            <text:p>1.0268410137</text:p>
          </table:table-cell>
          <table:table-cell office:value-type="float" office:value="1.04969209028135">
            <text:p>1.0496920903</text:p>
          </table:table-cell>
          <table:table-cell office:value-type="float" office:value="1.17687856365732">
            <text:p>1.1768785637</text:p>
          </table:table-cell>
          <table:table-cell table:number-columns-repeated="2" office:value-type="float" office:value="0">
            <text:p>0</text:p>
          </table:table-cell>
          <table:table-cell office:value-type="float" office:value="14.4372689457917">
            <text:p>14.437268945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3160">
            <text:p>13160</text:p>
          </table:table-cell>
          <table:table-cell office:value-type="float" office:value="20230">
            <text:p>20230</text:p>
          </table:table-cell>
          <table:table-cell office:value-type="float" office:value="37.125">
            <text:p>37.125</text:p>
          </table:table-cell>
          <table:table-cell office:value-type="float" office:value="340">
            <text:p>340</text:p>
          </table:table-cell>
          <table:table-cell office:value-type="float" office:value="1189">
            <text:p>1189</text:p>
          </table:table-cell>
          <table:table-cell office:value-type="float" office:value="0.0039054281506417">
            <text:p>0.0039054282</text:p>
          </table:table-cell>
          <table:table-cell office:value-type="float" office:value="0.0258358662613982">
            <text:p>0.0258358663</text:p>
          </table:table-cell>
          <table:table-cell office:value-type="float" office:value="0.0587740978744439">
            <text:p>0.0587740979</text:p>
          </table:table-cell>
          <table:table-cell office:value-type="float" office:value="1.01369889317056">
            <text:p>1.0136988932</text:p>
          </table:table-cell>
          <table:table-cell office:value-type="float" office:value="1.09173381620643">
            <text:p>1.0917338162</text:p>
          </table:table-cell>
          <table:table-cell office:value-type="float" office:value="1.21247995593922">
            <text:p>1.2124799559</text:p>
          </table:table-cell>
          <table:table-cell office:value-type="float" office:value="0">
            <text:p>0</text:p>
          </table:table-cell>
          <table:table-cell office:value-type="float" office:value="27.1739734443156">
            <text:p>27.1739734443</text:p>
          </table:table-cell>
          <table:table-cell office:value-type="float" office:value="12.1366873670582">
            <text:p>12.136687367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436">
            <text:p>9436</text:p>
          </table:table-cell>
          <table:table-cell office:value-type="float" office:value="13925">
            <text:p>13925</text:p>
          </table:table-cell>
          <table:table-cell office:value-type="float" office:value="22317">
            <text:p>22317</text:p>
          </table:table-cell>
          <table:table-cell office:value-type="float" office:value="175">
            <text:p>175</text:p>
          </table:table-cell>
          <table:table-cell office:value-type="float" office:value="554.25">
            <text:p>554.25</text:p>
          </table:table-cell>
          <table:table-cell office:value-type="float" office:value="1215.5">
            <text:p>1215.5</text:p>
          </table:table-cell>
          <table:table-cell office:value-type="float" office:value="0.0185459940652819">
            <text:p>0.0185459941</text:p>
          </table:table-cell>
          <table:table-cell office:value-type="float" office:value="0.039802513464991">
            <text:p>0.0398025135</text:p>
          </table:table-cell>
          <table:table-cell office:value-type="float" office:value="0.0544652058968499">
            <text:p>0.0544652059</text:p>
          </table:table-cell>
          <table:table-cell office:value-type="float" office:value="1.06558512886439">
            <text:p>1.0655851289</text:p>
          </table:table-cell>
          <table:table-cell office:value-type="float" office:value="1.14241390768061">
            <text:p>1.1424139077</text:p>
          </table:table-cell>
          <table:table-cell office:value-type="float" office:value="1.19644247959961">
            <text:p>1.1964424796</text:p>
          </table:table-cell>
          <table:table-cell office:value-type="float" office:value="0">
            <text:p>0</text:p>
          </table:table-cell>
          <table:table-cell office:value-type="float" office:value="17.7589776681379">
            <text:p>17.7589776681</text:p>
          </table:table-cell>
          <table:table-cell office:value-type="float" office:value="13.0699321287646">
            <text:p>13.069932128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065">
            <text:p>10065</text:p>
          </table:table-cell>
          <table:table-cell office:value-type="float" office:value="14263">
            <text:p>14263</text:p>
          </table:table-cell>
          <table:table-cell office:value-type="float" office:value="23901">
            <text:p>23901</text:p>
          </table:table-cell>
          <table:table-cell office:value-type="float" office:value="173.375">
            <text:p>173.375</text:p>
          </table:table-cell>
          <table:table-cell office:value-type="float" office:value="815.25">
            <text:p>815.25</text:p>
          </table:table-cell>
          <table:table-cell office:value-type="float" office:value="1268.75">
            <text:p>1268.75</text:p>
          </table:table-cell>
          <table:table-cell office:value-type="float" office:value="0.0172255340288127">
            <text:p>0.017225534</text:p>
          </table:table-cell>
          <table:table-cell office:value-type="float" office:value="0.0571583818271051">
            <text:p>0.0571583818</text:p>
          </table:table-cell>
          <table:table-cell office:value-type="float" office:value="0.0530835529894147">
            <text:p>0.053083553</text:p>
          </table:table-cell>
          <table:table-cell office:value-type="float" office:value="1.0608709383851">
            <text:p>1.0608709384</text:p>
          </table:table-cell>
          <table:table-cell office:value-type="float" office:value="1.20645781439653">
            <text:p>1.2064578144</text:p>
          </table:table-cell>
          <table:table-cell office:value-type="float" office:value="1.19131544811499">
            <text:p>1.1913154481</text:p>
          </table:table-cell>
          <table:table-cell office:value-type="float" office:value="0">
            <text:p>0</text:p>
          </table:table-cell>
          <table:table-cell office:value-type="float" office:value="12.4701440988517">
            <text:p>12.4701440989</text:p>
          </table:table-cell>
          <table:table-cell office:value-type="float" office:value="13.4012497654681">
            <text:p>13.401249765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486">
            <text:p>10486</text:p>
          </table:table-cell>
          <table:table-cell office:value-type="float" office:value="15218">
            <text:p>15218</text:p>
          </table:table-cell>
          <table:table-cell office:value-type="float" office:value="25533">
            <text:p>25533</text:p>
          </table:table-cell>
          <table:table-cell office:value-type="float" office:value="178.25">
            <text:p>178.25</text:p>
          </table:table-cell>
          <table:table-cell office:value-type="float" office:value="877.5">
            <text:p>877.5</text:p>
          </table:table-cell>
          <table:table-cell office:value-type="float" office:value="1458.125">
            <text:p>1458.125</text:p>
          </table:table-cell>
          <table:table-cell office:value-type="float" office:value="0.0169988556170132">
            <text:p>0.0169988556</text:p>
          </table:table-cell>
          <table:table-cell office:value-type="float" office:value="0.0576619792351163">
            <text:p>0.0576619792</text:p>
          </table:table-cell>
          <table:table-cell office:value-type="float" office:value="0.0571074687659108">
            <text:p>0.0571074688</text:p>
          </table:table-cell>
          <table:table-cell office:value-type="float" office:value="1.06006235840043">
            <text:p>1.0600623584</text:p>
          </table:table-cell>
          <table:table-cell office:value-type="float" office:value="1.20833373886756">
            <text:p>1.2083337389</text:p>
          </table:table-cell>
          <table:table-cell office:value-type="float" office:value="1.20626821613883">
            <text:p>1.2062682161</text:p>
          </table:table-cell>
          <table:table-cell office:value-type="float" office:value="0">
            <text:p>0</text:p>
          </table:table-cell>
          <table:table-cell office:value-type="float" office:value="12.3642059817957">
            <text:p>12.3642059818</text:p>
          </table:table-cell>
          <table:table-cell office:value-type="float" office:value="12.4809582778324">
            <text:p>12.480958277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table:number-columns-repeated="2" office:value-type="float" office:value="338">
            <text:p>338</text:p>
          </table:table-cell>
          <table:table-cell office:value-type="float" office:value="10275">
            <text:p>10275</text:p>
          </table:table-cell>
          <table:table-cell office:value-type="float" office:value="16082">
            <text:p>16082</text:p>
          </table:table-cell>
          <table:table-cell office:value-type="float" office:value="26929">
            <text:p>26929</text:p>
          </table:table-cell>
          <table:table-cell office:value-type="float" office:value="312">
            <text:p>312</text:p>
          </table:table-cell>
          <table:table-cell office:value-type="float" office:value="924.125">
            <text:p>924.125</text:p>
          </table:table-cell>
          <table:table-cell office:value-type="float" office:value="1639">
            <text:p>1639</text:p>
          </table:table-cell>
          <table:table-cell office:value-type="float" office:value="0.0303649635036496">
            <text:p>0.0303649635</text:p>
          </table:table-cell>
          <table:table-cell office:value-type="float" office:value="0.0574633130207686">
            <text:p>0.057463313</text:p>
          </table:table-cell>
          <table:table-cell office:value-type="float" office:value="0.0608637528315199">
            <text:p>0.0608637528</text:p>
          </table:table-cell>
          <table:table-cell office:value-type="float" office:value="1.10808455303959">
            <text:p>1.108084553</text:p>
          </table:table-cell>
          <table:table-cell office:value-type="float" office:value="1.2075935789656">
            <text:p>1.207593579</text:p>
          </table:table-cell>
          <table:table-cell office:value-type="float" office:value="1.22028375187144">
            <text:p>1.2202837519</text:p>
          </table:table-cell>
          <table:table-cell office:value-type="float" office:value="23.1720485905225">
            <text:p>23.1720485905</text:p>
          </table:table-cell>
          <table:table-cell office:value-type="float" office:value="12.405776231052">
            <text:p>12.4057762311</text:p>
          </table:table-cell>
          <table:table-cell office:value-type="float" office:value="11.7316664412238">
            <text:p>11.731666441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30">
            <text:p>430</text:p>
          </table:table-cell>
          <table:table-cell table:number-columns-repeated="2" office:value-type="float" office:value="344">
            <text:p>344</text:p>
          </table:table-cell>
          <table:table-cell office:value-type="float" office:value="11021">
            <text:p>11021</text:p>
          </table:table-cell>
          <table:table-cell office:value-type="float" office:value="16845">
            <text:p>16845</text:p>
          </table:table-cell>
          <table:table-cell office:value-type="float" office:value="28433">
            <text:p>28433</text:p>
          </table:table-cell>
          <table:table-cell office:value-type="float" office:value="441.625">
            <text:p>441.625</text:p>
          </table:table-cell>
          <table:table-cell office:value-type="float" office:value="792.5">
            <text:p>792.5</text:p>
          </table:table-cell>
          <table:table-cell office:value-type="float" office:value="1346.375">
            <text:p>1346.375</text:p>
          </table:table-cell>
          <table:table-cell office:value-type="float" office:value="0.0400712276562925">
            <text:p>0.0400712277</text:p>
          </table:table-cell>
          <table:table-cell office:value-type="float" office:value="0.0470466013653903">
            <text:p>0.0470466014</text:p>
          </table:table-cell>
          <table:table-cell office:value-type="float" office:value="0.0473525480955228">
            <text:p>0.0473525481</text:p>
          </table:table-cell>
          <table:table-cell office:value-type="float" office:value="1.14339647523735">
            <text:p>1.1433964752</text:p>
          </table:table-cell>
          <table:table-cell office:value-type="float" office:value="1.16900133487093">
            <text:p>1.1690013349</text:p>
          </table:table-cell>
          <table:table-cell office:value-type="float" office:value="1.17012875540416">
            <text:p>1.1701287554</text:p>
          </table:table-cell>
          <table:table-cell office:value-type="float" office:value="17.6421815480097">
            <text:p>17.642181548</text:p>
          </table:table-cell>
          <table:table-cell office:value-type="float" office:value="15.077122262963">
            <text:p>15.077122263</text:p>
          </table:table-cell>
          <table:table-cell office:value-type="float" office:value="14.9819135609379">
            <text:p>14.981913560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1205">
            <text:p>11205</text:p>
          </table:table-cell>
          <table:table-cell office:value-type="float" office:value="17732">
            <text:p>17732</text:p>
          </table:table-cell>
          <table:table-cell office:value-type="float" office:value="29662">
            <text:p>29662</text:p>
          </table:table-cell>
          <table:table-cell office:value-type="float" office:value="514.375">
            <text:p>514.375</text:p>
          </table:table-cell>
          <table:table-cell office:value-type="float" office:value="561.5">
            <text:p>561.5</text:p>
          </table:table-cell>
          <table:table-cell office:value-type="float" office:value="1011.5">
            <text:p>1011.5</text:p>
          </table:table-cell>
          <table:table-cell office:value-type="float" office:value="0.0459058456046408">
            <text:p>0.0459058456</text:p>
          </table:table-cell>
          <table:table-cell office:value-type="float" office:value="0.0316659147304309">
            <text:p>0.0316659147</text:p>
          </table:table-cell>
          <table:table-cell office:value-type="float" office:value="0.0341008697997438">
            <text:p>0.0341008698</text:p>
          </table:table-cell>
          <table:table-cell office:value-type="float" office:value="1.16480085907117">
            <text:p>1.1648008591</text:p>
          </table:table-cell>
          <table:table-cell office:value-type="float" office:value="1.11279605266171">
            <text:p>1.1127960527</text:p>
          </table:table-cell>
          <table:table-cell office:value-type="float" office:value="1.12163226816846">
            <text:p>1.1216322682</text:p>
          </table:table-cell>
          <table:table-cell office:value-type="float" office:value="15.4433038997321">
            <text:p>15.4433038997</text:p>
          </table:table-cell>
          <table:table-cell office:value-type="float" office:value="22.2341509917903">
            <text:p>22.2341509918</text:p>
          </table:table-cell>
          <table:table-cell office:value-type="float" office:value="20.6710150426712">
            <text:p>20.671015042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1064">
            <text:p>11064</text:p>
          </table:table-cell>
          <table:table-cell office:value-type="float" office:value="18774">
            <text:p>18774</text:p>
          </table:table-cell>
          <table:table-cell office:value-type="float" office:value="31127">
            <text:p>31127</text:p>
          </table:table-cell>
          <table:table-cell office:value-type="float" office:value="513.75">
            <text:p>513.75</text:p>
          </table:table-cell>
          <table:table-cell office:value-type="float" office:value="1114.5">
            <text:p>1114.5</text:p>
          </table:table-cell>
          <table:table-cell office:value-type="float" office:value="540.625">
            <text:p>540.625</text:p>
          </table:table-cell>
          <table:table-cell office:value-type="float" office:value="0.0464343817787419">
            <text:p>0.0464343818</text:p>
          </table:table-cell>
          <table:table-cell office:value-type="float" office:value="0.0593640140620006">
            <text:p>0.0593640141</text:p>
          </table:table-cell>
          <table:table-cell office:value-type="float" office:value="0.0173683618723295">
            <text:p>0.0173683619</text:p>
          </table:table-cell>
          <table:table-cell office:value-type="float" office:value="1.1667463937755">
            <text:p>1.1667463938</text:p>
          </table:table-cell>
          <table:table-cell office:value-type="float" office:value="1.21468125810149">
            <text:p>1.2146812581</text:p>
          </table:table-cell>
          <table:table-cell office:value-type="float" office:value="1.06138052014164">
            <text:p>1.0613805201</text:p>
          </table:table-cell>
          <table:table-cell office:value-type="float" office:value="15.2714077119025">
            <text:p>15.2714077119</text:p>
          </table:table-cell>
          <table:table-cell office:value-type="float" office:value="12.0194608833623">
            <text:p>12.0194608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552">
            <text:p>552</text:p>
          </table:table-cell>
          <table:table-cell table:number-columns-repeated="2" office:value-type="float" office:value="446">
            <text:p>446</text:p>
          </table:table-cell>
          <table:table-cell office:value-type="float" office:value="11685">
            <text:p>11685</text:p>
          </table:table-cell>
          <table:table-cell office:value-type="float" office:value="19805">
            <text:p>19805</text:p>
          </table:table-cell>
          <table:table-cell office:value-type="float" office:value="32884">
            <text:p>32884</text:p>
          </table:table-cell>
          <table:table-cell office:value-type="float" office:value="599.125">
            <text:p>599.125</text:p>
          </table:table-cell>
          <table:table-cell office:value-type="float" office:value="1182.625">
            <text:p>1182.625</text:p>
          </table:table-cell>
          <table:table-cell office:value-type="float" office:value="239">
            <text:p>239</text:p>
          </table:table-cell>
          <table:table-cell office:value-type="float" office:value="0.051272999572101">
            <text:p>0.0512729996</text:p>
          </table:table-cell>
          <table:table-cell office:value-type="float" office:value="0.0597134561979298">
            <text:p>0.0597134562</text:p>
          </table:table-cell>
          <table:table-cell office:value-type="float" office:value="0.00726797226614767">
            <text:p>0.0072679723</text:p>
          </table:table-cell>
          <table:table-cell office:value-type="float" office:value="1.18460818265319">
            <text:p>1.1846081827</text:p>
          </table:table-cell>
          <table:table-cell office:value-type="float" office:value="1.21598586252091">
            <text:p>1.2159858625</text:p>
          </table:table-cell>
          <table:table-cell office:value-type="float" office:value="1.02554143683641">
            <text:p>1.0255414368</text:p>
          </table:table-cell>
          <table:table-cell office:value-type="float" office:value="13.8624416869884">
            <text:p>13.862441687</text:p>
          </table:table-cell>
          <table:table-cell office:value-type="float" office:value="11.9511128048314">
            <text:p>11.9511128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49">
            <text:p>749</text:p>
          </table:table-cell>
          <table:table-cell office:value-type="float" office:value="13120">
            <text:p>13120</text:p>
          </table:table-cell>
          <table:table-cell office:value-type="float" office:value="21116">
            <text:p>21116</text:p>
          </table:table-cell>
          <table:table-cell office:value-type="float" office:value="33348">
            <text:p>33348</text:p>
          </table:table-cell>
          <table:table-cell office:value-type="float" office:value="712.5">
            <text:p>712.5</text:p>
          </table:table-cell>
          <table:table-cell office:value-type="float" office:value="912.125">
            <text:p>912.125</text:p>
          </table:table-cell>
          <table:table-cell office:value-type="float" office:value="50.5">
            <text:p>50.5</text:p>
          </table:table-cell>
          <table:table-cell office:value-type="float" office:value="0.0543064024390244">
            <text:p>0.0543064024</text:p>
          </table:table-cell>
          <table:table-cell office:value-type="float" office:value="0.0431959177874597">
            <text:p>0.0431959178</text:p>
          </table:table-cell>
          <table:table-cell office:value-type="float" office:value="0.001514333693175">
            <text:p>0.0015143337</text:p>
          </table:table-cell>
          <table:table-cell office:value-type="float" office:value="1.19585281181449">
            <text:p>1.1958528118</text:p>
          </table:table-cell>
          <table:table-cell office:value-type="float" office:value="1.15484285139057">
            <text:p>1.1548428514</text:p>
          </table:table-cell>
          <table:table-cell office:value-type="float" office:value="1.00530466261092">
            <text:p>1.0053046626</text:p>
          </table:table-cell>
          <table:table-cell office:value-type="float" office:value="13.1071555880857">
            <text:p>13.1071555881</text:p>
          </table:table-cell>
          <table:table-cell office:value-type="float" office:value="16.3907209119064">
            <text:p>16.3907209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4074">
            <text:p>14074</text:p>
          </table:table-cell>
          <table:table-cell office:value-type="float" office:value="22080">
            <text:p>22080</text:p>
          </table:table-cell>
          <table:table-cell office:value-type="float" office:value="31733">
            <text:p>31733</text:p>
          </table:table-cell>
          <table:table-cell office:value-type="float" office:value="790.25">
            <text:p>790.25</text:p>
          </table:table-cell>
          <table:table-cell office:value-type="float" office:value="655.5">
            <text:p>655.5</text:p>
          </table:table-cell>
          <table:table-cell office:value-type="float" office:value="-35.75">
            <text:p>-35.75</text:p>
          </table:table-cell>
          <table:table-cell office:value-type="float" office:value="0.0561496376296717">
            <text:p>0.0561496376</text:p>
          </table:table-cell>
          <table:table-cell office:value-type="float" office:value="0.0296875">
            <text:p>0.0296875</text:p>
          </table:table-cell>
          <table:table-cell office:value-type="float" office:value="-0.00112658746415404">
            <text:p>-0.0011265875</text:p>
          </table:table-cell>
          <table:table-cell office:value-type="float" office:value="1.2027031840435">
            <text:p>1.202703184</text:p>
          </table:table-cell>
          <table:table-cell office:value-type="float" office:value="1.10563369140625">
            <text:p>1.1056336914</text:p>
          </table:table-cell>
          <table:table-cell office:value-type="float" office:value="0.996059431506117">
            <text:p>0.9960594315</text:p>
          </table:table-cell>
          <table:table-cell office:value-type="float" office:value="12.6880603013502">
            <text:p>12.6880603014</text:p>
          </table:table-cell>
          <table:table-cell office:value-type="float" office:value="23.6929993143365">
            <text:p>23.6929993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14174">
            <text:p>14174</text:p>
          </table:table-cell>
          <table:table-cell office:value-type="float" office:value="22067">
            <text:p>22067</text:p>
          </table:table-cell>
          <table:table-cell office:value-type="float" office:value="30953">
            <text:p>30953</text:p>
          </table:table-cell>
          <table:table-cell office:value-type="float" office:value="728.5">
            <text:p>728.5</text:p>
          </table:table-cell>
          <table:table-cell office:value-type="float" office:value="-102.25">
            <text:p>-102.25</text:p>
          </table:table-cell>
          <table:table-cell office:value-type="float" office:value="323.5">
            <text:p>323.5</text:p>
          </table:table-cell>
          <table:table-cell office:value-type="float" office:value="0.0513969239452519">
            <text:p>0.0513969239</text:p>
          </table:table-cell>
          <table:table-cell office:value-type="float" office:value="-0.00463361580640776">
            <text:p>-0.0046336158</text:p>
          </table:table-cell>
          <table:table-cell office:value-type="float" office:value="0.0104513294349498">
            <text:p>0.0104513294</text:p>
          </table:table-cell>
          <table:table-cell office:value-type="float" office:value="1.18506685563881">
            <text:p>1.1850668556</text:p>
          </table:table-cell>
          <table:table-cell office:value-type="float" office:value="0.983824426652638">
            <text:p>0.9838244267</text:p>
          </table:table-cell>
          <table:table-cell office:value-type="float" office:value="1.03679374438476">
            <text:p>1.0367937444</text:p>
          </table:table-cell>
          <table:table-cell office:value-type="float" office:value="13.8298394774124">
            <text:p>13.82983947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5175">
            <text:p>15175</text:p>
          </table:table-cell>
          <table:table-cell office:value-type="float" office:value="21743">
            <text:p>21743</text:p>
          </table:table-cell>
          <table:table-cell office:value-type="float" office:value="32743">
            <text:p>32743</text:p>
          </table:table-cell>
          <table:table-cell office:value-type="float" office:value="754.375">
            <text:p>754.375</text:p>
          </table:table-cell>
          <table:table-cell office:value-type="float" office:value="-1.875">
            <text:p>-1.875</text:p>
          </table:table-cell>
          <table:table-cell office:value-type="float" office:value="120.875">
            <text:p>120.875</text:p>
          </table:table-cell>
          <table:table-cell office:value-type="float" office:value="0.0497116968698517">
            <text:p>0.0497116969</text:p>
          </table:table-cell>
          <table:table-cell table:style-name="ce17" office:value-type="float" office:value="-0.0000862346502322587">
            <text:p>-8.62E-005</text:p>
          </table:table-cell>
          <table:table-cell office:value-type="float" office:value="0.00369162874507528">
            <text:p>0.0036916287</text:p>
          </table:table-cell>
          <table:table-cell office:value-type="float" office:value="1.17883459454361">
            <text:p>1.1788345945</text:p>
          </table:table-cell>
          <table:table-cell office:value-type="float" office:value="0.99969819329956">
            <text:p>0.9996981933</text:p>
          </table:table-cell>
          <table:table-cell office:value-type="float" office:value="1.01294741172843">
            <text:p>1.0129474117</text:p>
          </table:table-cell>
          <table:table-cell office:value-type="float" office:value="14.2871131249031">
            <text:p>14.28711312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508">
            <text:p>508</text:p>
          </table:table-cell>
          <table:table-cell office:value-type="float" office:value="15650">
            <text:p>15650</text:p>
          </table:table-cell>
          <table:table-cell office:value-type="float" office:value="21328">
            <text:p>21328</text:p>
          </table:table-cell>
          <table:table-cell office:value-type="float" office:value="33242">
            <text:p>33242</text:p>
          </table:table-cell>
          <table:table-cell office:value-type="float" office:value="617.5">
            <text:p>617.5</text:p>
          </table:table-cell>
          <table:table-cell office:value-type="float" office:value="1062.5">
            <text:p>1062.5</text:p>
          </table:table-cell>
          <table:table-cell office:value-type="float" office:value="72.875">
            <text:p>72.875</text:p>
          </table:table-cell>
          <table:table-cell office:value-type="float" office:value="0.0394568690095847">
            <text:p>0.039456869</text:p>
          </table:table-cell>
          <table:table-cell office:value-type="float" office:value="0.0498171417854464">
            <text:p>0.0498171418</text:p>
          </table:table-cell>
          <table:table-cell office:value-type="float" office:value="0.00219225678358703">
            <text:p>0.0021922568</text:p>
          </table:table-cell>
          <table:table-cell office:value-type="float" office:value="1.14115045677714">
            <text:p>1.1411504568</text:p>
          </table:table-cell>
          <table:table-cell office:value-type="float" office:value="1.17922422157578">
            <text:p>1.1792242216</text:p>
          </table:table-cell>
          <table:table-cell office:value-type="float" office:value="1.00768231848257">
            <text:p>1.0076823185</text:p>
          </table:table-cell>
          <table:table-cell office:value-type="float" office:value="17.9115502871191">
            <text:p>17.9115502871</text:p>
          </table:table-cell>
          <table:table-cell office:value-type="float" office:value="14.2575942996371">
            <text:p>14.2575942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16120">
            <text:p>16120</text:p>
          </table:table-cell>
          <table:table-cell office:value-type="float" office:value="22035">
            <text:p>22035</text:p>
          </table:table-cell>
          <table:table-cell office:value-type="float" office:value="31687">
            <text:p>31687</text:p>
          </table:table-cell>
          <table:table-cell office:value-type="float" office:value="-178">
            <text:p>-178</text:p>
          </table:table-cell>
          <table:table-cell office:value-type="float" office:value="-193.625">
            <text:p>-193.625</text:p>
          </table:table-cell>
          <table:table-cell office:value-type="float" office:value="-194.5">
            <text:p>-194.5</text:p>
          </table:table-cell>
          <table:table-cell office:value-type="float" office:value="-0.0110421836228288">
            <text:p>-0.0110421836</text:p>
          </table:table-cell>
          <table:table-cell office:value-type="float" office:value="-0.00878715679600635">
            <text:p>-0.0087871568</text:p>
          </table:table-cell>
          <table:table-cell office:value-type="float" office:value="-0.00613816391580143">
            <text:p>-0.0061381639</text:p>
          </table:table-cell>
          <table:table-cell office:value-type="float" office:value="0.961591339765653">
            <text:p>0.9615913398</text:p>
          </table:table-cell>
          <table:table-cell office:value-type="float" office:value="0.969396290898111">
            <text:p>0.9693962909</text:p>
          </table:table-cell>
          <table:table-cell office:value-type="float" office:value="0.978590273324959">
            <text:p>0.97859027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6584">
            <text:p>16584</text:p>
          </table:table-cell>
          <table:table-cell office:value-type="float" office:value="22040">
            <text:p>22040</text:p>
          </table:table-cell>
          <table:table-cell office:value-type="float" office:value="31065">
            <text:p>31065</text:p>
          </table:table-cell>
          <table:table-cell office:value-type="float" office:value="-188">
            <text:p>-188</text:p>
          </table:table-cell>
          <table:table-cell office:value-type="float" office:value="-163.5">
            <text:p>-163.5</text:p>
          </table:table-cell>
          <table:table-cell office:value-type="float" office:value="-133.125">
            <text:p>-133.125</text:p>
          </table:table-cell>
          <table:table-cell office:value-type="float" office:value="-0.0113362276893391">
            <text:p>-0.0113362277</text:p>
          </table:table-cell>
          <table:table-cell office:value-type="float" office:value="-0.00741833030852995">
            <text:p>-0.0074183303</text:p>
          </table:table-cell>
          <table:table-cell office:value-type="float" office:value="-0.00428536938676968">
            <text:p>-0.0042853694</text:p>
          </table:table-cell>
          <table:table-cell office:value-type="float" office:value="0.960575082801433">
            <text:p>0.9605750828</text:p>
          </table:table-cell>
          <table:table-cell office:value-type="float" office:value="0.974143705904295">
            <text:p>0.9741437059</text:p>
          </table:table-cell>
          <table:table-cell office:value-type="float" office:value="0.985037201352237">
            <text:p>0.98503720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5830">
            <text:p>15830</text:p>
          </table:table-cell>
          <table:table-cell office:value-type="float" office:value="23008">
            <text:p>23008</text:p>
          </table:table-cell>
          <table:table-cell office:value-type="float" office:value="33242">
            <text:p>33242</text:p>
          </table:table-cell>
          <table:table-cell office:value-type="float" office:value="-33.5">
            <text:p>-33.5</text:p>
          </table:table-cell>
          <table:table-cell office:value-type="float" office:value="-34.25">
            <text:p>-34.25</text:p>
          </table:table-cell>
          <table:table-cell office:value-type="float" office:value="-86.25">
            <text:p>-86.25</text:p>
          </table:table-cell>
          <table:table-cell office:value-type="float" office:value="-0.00211623499684144">
            <text:p>-0.002116235</text:p>
          </table:table-cell>
          <table:table-cell office:value-type="float" office:value="-0.00148861265646732">
            <text:p>-0.0014886127</text:p>
          </table:table-cell>
          <table:table-cell office:value-type="float" office:value="-0.00259460922928825">
            <text:p>-0.0025946092</text:p>
          </table:table-cell>
          <table:table-cell office:value-type="float" office:value="0.992601955274156">
            <text:p>0.9926019553</text:p>
          </table:table-cell>
          <table:table-cell office:value-type="float" office:value="0.994794198998941">
            <text:p>0.994794199</text:p>
          </table:table-cell>
          <table:table-cell office:value-type="float" office:value="0.990932062411715">
            <text:p>0.99093206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5550">
            <text:p>15550</text:p>
          </table:table-cell>
          <table:table-cell office:value-type="float" office:value="23298">
            <text:p>23298</text:p>
          </table:table-cell>
          <table:table-cell office:value-type="float" office:value="33712">
            <text:p>33712</text:p>
          </table:table-cell>
          <table:table-cell office:value-type="float" office:value="-38.25">
            <text:p>-38.25</text:p>
          </table:table-cell>
          <table:table-cell office:value-type="float" office:value="-46.25">
            <text:p>-46.25</text:p>
          </table:table-cell>
          <table:table-cell office:value-type="float" office:value="170.875">
            <text:p>170.875</text:p>
          </table:table-cell>
          <table:table-cell office:value-type="float" office:value="-0.00245980707395498">
            <text:p>-0.0024598071</text:p>
          </table:table-cell>
          <table:table-cell office:value-type="float" office:value="-0.00198514893982316">
            <text:p>-0.0019851489</text:p>
          </table:table-cell>
          <table:table-cell office:value-type="float" office:value="0.0050686699098244">
            <text:p>0.0050686699</text:p>
          </table:table-cell>
          <table:table-cell office:value-type="float" office:value="0.991402534516806">
            <text:p>0.9914025345</text:p>
          </table:table-cell>
          <table:table-cell office:value-type="float" office:value="0.993059702710593">
            <text:p>0.9930597027</text:p>
          </table:table-cell>
          <table:table-cell office:value-type="float" office:value="1.01779069985711">
            <text:p>1.01779069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120">
            <text:p>16120</text:p>
          </table:table-cell>
          <table:table-cell office:value-type="float" office:value="21776">
            <text:p>21776</text:p>
          </table:table-cell>
          <table:table-cell office:value-type="float" office:value="30581">
            <text:p>30581</text:p>
          </table:table-cell>
          <table:table-cell office:value-type="float" office:value="-178">
            <text:p>-178</text:p>
          </table:table-cell>
          <table:table-cell office:value-type="float" office:value="-122.125">
            <text:p>-122.125</text:p>
          </table:table-cell>
          <table:table-cell office:value-type="float" office:value="-283.625">
            <text:p>-283.625</text:p>
          </table:table-cell>
          <table:table-cell office:value-type="float" office:value="-0.0110421836228288">
            <text:p>-0.0110421836</text:p>
          </table:table-cell>
          <table:table-cell office:value-type="float" office:value="-0.00560823842762675">
            <text:p>-0.0056082384</text:p>
          </table:table-cell>
          <table:table-cell office:value-type="float" office:value="-0.00927454955691442">
            <text:p>-0.0092745496</text:p>
          </table:table-cell>
          <table:table-cell office:value-type="float" office:value="0.961591339765653">
            <text:p>0.9615913398</text:p>
          </table:table-cell>
          <table:table-cell office:value-type="float" office:value="0.980432812086298">
            <text:p>0.9804328121</text:p>
          </table:table-cell>
          <table:table-cell office:value-type="float" office:value="0.967707670398988">
            <text:p>0.96770767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6370">
            <text:p>16370</text:p>
          </table:table-cell>
          <table:table-cell office:value-type="float" office:value="21310">
            <text:p>21310</text:p>
          </table:table-cell>
          <table:table-cell office:value-type="float" office:value="29805">
            <text:p>29805</text:p>
          </table:table-cell>
          <table:table-cell office:value-type="float" office:value="-64.75">
            <text:p>-64.75</text:p>
          </table:table-cell>
          <table:table-cell office:value-type="float" office:value="-49.5">
            <text:p>-49.5</text:p>
          </table:table-cell>
          <table:table-cell office:value-type="float" office:value="-61.5">
            <text:p>-61.5</text:p>
          </table:table-cell>
          <table:table-cell office:value-type="float" office:value="-0.0039554062309102">
            <text:p>-0.0039554062</text:p>
          </table:table-cell>
          <table:table-cell office:value-type="float" office:value="-0.00232285312060066">
            <text:p>-0.0023228531</text:p>
          </table:table-cell>
          <table:table-cell office:value-type="float" office:value="-0.00206341217916457">
            <text:p>-0.0020634122</text:p>
          </table:table-cell>
          <table:table-cell office:value-type="float" office:value="0.986186742859179">
            <text:p>0.9861867429</text:p>
          </table:table-cell>
          <table:table-cell office:value-type="float" office:value="0.991880589545273">
            <text:p>0.9918805895</text:p>
          </table:table-cell>
          <table:table-cell office:value-type="float" office:value="0.992786402405773">
            <text:p>0.99278640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5830">
            <text:p>15830</text:p>
          </table:table-cell>
          <table:table-cell office:value-type="float" office:value="21085">
            <text:p>21085</text:p>
          </table:table-cell>
          <table:table-cell office:value-type="float" office:value="31359">
            <text:p>31359</text:p>
          </table:table-cell>
          <table:table-cell office:value-type="float" office:value="-33.5">
            <text:p>-33.5</text:p>
          </table:table-cell>
          <table:table-cell office:value-type="float" office:value="113.75">
            <text:p>113.75</text:p>
          </table:table-cell>
          <table:table-cell office:value-type="float" office:value="-74.375">
            <text:p>-74.375</text:p>
          </table:table-cell>
          <table:table-cell office:value-type="float" office:value="-0.00211623499684144">
            <text:p>-0.002116235</text:p>
          </table:table-cell>
          <table:table-cell office:value-type="float" office:value="0.00539483044818591">
            <text:p>0.0053948304</text:p>
          </table:table-cell>
          <table:table-cell office:value-type="float" office:value="-0.00237172741477726">
            <text:p>-0.0023717274</text:p>
          </table:table-cell>
          <table:table-cell office:value-type="float" office:value="0.992601955274156">
            <text:p>0.9926019553</text:p>
          </table:table-cell>
          <table:table-cell office:value-type="float" office:value="1.01893895079196">
            <text:p>1.0189389508</text:p>
          </table:table-cell>
          <table:table-cell office:value-type="float" office:value="0.991709979226502">
            <text:p>0.99170997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270">
            <text:p>21270</text:p>
          </table:table-cell>
          <table:table-cell office:value-type="float" office:value="31897">
            <text:p>31897</text:p>
          </table:table-cell>
          <table:table-cell office:value-type="float" office:value="-70">
            <text:p>-70</text:p>
          </table:table-cell>
          <table:table-cell office:value-type="float" office:value="340.875">
            <text:p>340.875</text:p>
          </table:table-cell>
          <table:table-cell office:value-type="float" office:value="16.625">
            <text:p>16.625</text:p>
          </table:table-cell>
          <table:table-cell office:value-type="float" office:value="-0.00452839953422176">
            <text:p>-0.0045283995</text:p>
          </table:table-cell>
          <table:table-cell office:value-type="float" office:value="0.0160260930888575">
            <text:p>0.0160260931</text:p>
          </table:table-cell>
          <table:table-cell office:value-type="float" office:value="0.000521208891118287">
            <text:p>0.0005212089</text:p>
          </table:table-cell>
          <table:table-cell office:value-type="float" office:value="0.984190794178813">
            <text:p>0.9841907942</text:p>
          </table:table-cell>
          <table:table-cell office:value-type="float" office:value="1.056594723704">
            <text:p>1.0565947237</text:p>
          </table:table-cell>
          <table:table-cell office:value-type="float" office:value="1.00182476356998">
            <text:p>1.00182476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581">
            <text:p>21581</text:p>
          </table:table-cell>
          <table:table-cell office:value-type="float" office:value="30675">
            <text:p>30675</text:p>
          </table:table-cell>
          <table:table-cell office:value-type="float" office:value="-160">
            <text:p>-160</text:p>
          </table:table-cell>
          <table:table-cell office:value-type="float" office:value="395.5">
            <text:p>395.5</text:p>
          </table:table-cell>
          <table:table-cell office:value-type="float" office:value="705.125">
            <text:p>705.125</text:p>
          </table:table-cell>
          <table:table-cell office:value-type="float" office:value="-0.0102079877504147">
            <text:p>-0.0102079878</text:p>
          </table:table-cell>
          <table:table-cell office:value-type="float" office:value="0.0183263055465456">
            <text:p>0.0183263055</text:p>
          </table:table-cell>
          <table:table-cell office:value-type="float" office:value="0.0229869600651997">
            <text:p>0.0229869601</text:p>
          </table:table-cell>
          <table:table-cell office:value-type="float" office:value="0.964476280780817">
            <text:p>0.9644762808</text:p>
          </table:table-cell>
          <table:table-cell office:value-type="float" office:value="1.06480034222388">
            <text:p>1.0648003422</text:p>
          </table:table-cell>
          <table:table-cell office:value-type="float" office:value="1.08149002488096">
            <text:p>1.0814900249</text:p>
          </table:table-cell>
          <table:table-cell table:number-columns-repeated="2" office:value-type="float" office:value="0">
            <text:p>0</text:p>
          </table:table-cell>
          <table:table-cell office:value-type="float" office:value="30.49919067267">
            <text:p>30.499190672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394">
            <text:p>21394</text:p>
          </table:table-cell>
          <table:table-cell office:value-type="float" office:value="33886">
            <text:p>33886</text:p>
          </table:table-cell>
          <table:table-cell office:value-type="float" office:value="199.75">
            <text:p>199.75</text:p>
          </table:table-cell>
          <table:table-cell office:value-type="float" office:value="-22">
            <text:p>-22</text:p>
          </table:table-cell>
          <table:table-cell office:value-type="float" office:value="403.625">
            <text:p>403.625</text:p>
          </table:table-cell>
          <table:table-cell office:value-type="float" office:value="0.0123760842627014">
            <text:p>0.0123760843</text:p>
          </table:table-cell>
          <table:table-cell office:value-type="float" office:value="-0.00102832569879405">
            <text:p>-0.0010283257</text:p>
          </table:table-cell>
          <table:table-cell office:value-type="float" office:value="0.0119112612878475">
            <text:p>0.0119112613</text:p>
          </table:table-cell>
          <table:table-cell office:value-type="float" office:value="1.04361650314434">
            <text:p>1.0436165031</text:p>
          </table:table-cell>
          <table:table-cell office:value-type="float" office:value="0.996402932663557">
            <text:p>0.9964029327</text:p>
          </table:table-cell>
          <table:table-cell office:value-type="float" office:value="1.04196749567258">
            <text:p>1.04196749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6180">
            <text:p>16180</text:p>
          </table:table-cell>
          <table:table-cell office:value-type="float" office:value="22536">
            <text:p>22536</text:p>
          </table:table-cell>
          <table:table-cell office:value-type="float" office:value="35092">
            <text:p>35092</text:p>
          </table:table-cell>
          <table:table-cell office:value-type="float" office:value="167.375">
            <text:p>167.375</text:p>
          </table:table-cell>
          <table:table-cell office:value-type="float" office:value="64.625">
            <text:p>64.625</text:p>
          </table:table-cell>
          <table:table-cell office:value-type="float" office:value="60.25">
            <text:p>60.25</text:p>
          </table:table-cell>
          <table:table-cell office:value-type="float" office:value="0.0103445611866502">
            <text:p>0.0103445612</text:p>
          </table:table-cell>
          <table:table-cell office:value-type="float" office:value="0.00286763400780973">
            <text:p>0.002867634</text:p>
          </table:table-cell>
          <table:table-cell office:value-type="float" office:value="0.00171691553630457">
            <text:p>0.0017169155</text:p>
          </table:table-cell>
          <table:table-cell office:value-type="float" office:value="1.03641570364772">
            <text:p>1.0364157036</text:p>
          </table:table-cell>
          <table:table-cell office:value-type="float" office:value="1.01005283674395">
            <text:p>1.0100528367</text:p>
          </table:table-cell>
          <table:table-cell office:value-type="float" office:value="1.00601498206303">
            <text:p>1.00601498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180">
            <text:p>16180</text:p>
          </table:table-cell>
          <table:table-cell office:value-type="float" office:value="23150">
            <text:p>23150</text:p>
          </table:table-cell>
          <table:table-cell office:value-type="float" office:value="36684">
            <text:p>36684</text:p>
          </table:table-cell>
          <table:table-cell office:value-type="float" office:value="201.75">
            <text:p>201.75</text:p>
          </table:table-cell>
          <table:table-cell office:value-type="float" office:value="62.625">
            <text:p>62.625</text:p>
          </table:table-cell>
          <table:table-cell office:value-type="float" office:value="-419.5">
            <text:p>-419.5</text:p>
          </table:table-cell>
          <table:table-cell office:value-type="float" office:value="0.0124690976514215">
            <text:p>0.0124690977</text:p>
          </table:table-cell>
          <table:table-cell office:value-type="float" office:value="0.00270518358531318">
            <text:p>0.0027051836</text:p>
          </table:table-cell>
          <table:table-cell office:value-type="float" office:value="-0.0114355032166612">
            <text:p>-0.0114355032</text:p>
          </table:table-cell>
          <table:table-cell office:value-type="float" office:value="1.04394657943661">
            <text:p>1.0439465794</text:p>
          </table:table-cell>
          <table:table-cell office:value-type="float" office:value="1.00948248586433">
            <text:p>1.0094824859</text:p>
          </table:table-cell>
          <table:table-cell office:value-type="float" office:value="0.96023204937997">
            <text:p>0.96023204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719">
            <text:p>21719</text:p>
          </table:table-cell>
          <table:table-cell office:value-type="float" office:value="35508">
            <text:p>35508</text:p>
          </table:table-cell>
          <table:table-cell office:value-type="float" office:value="111">
            <text:p>111</text:p>
          </table:table-cell>
          <table:table-cell office:value-type="float" office:value="367.75">
            <text:p>367.75</text:p>
          </table:table-cell>
          <table:table-cell office:value-type="float" office:value="-921.625">
            <text:p>-921.625</text:p>
          </table:table-cell>
          <table:table-cell office:value-type="float" office:value="0.0067798680674322">
            <text:p>0.0067798681</text:p>
          </table:table-cell>
          <table:table-cell office:value-type="float" office:value="0.0169321791979373">
            <text:p>0.0169321792</text:p>
          </table:table-cell>
          <table:table-cell office:value-type="float" office:value="-0.0259554184972401">
            <text:p>-0.0259554185</text:p>
          </table:table-cell>
          <table:table-cell office:value-type="float" office:value="1.0238196327936">
            <text:p>1.0238196328</text:p>
          </table:table-cell>
          <table:table-cell office:value-type="float" office:value="1.05982455662987">
            <text:p>1.0598245566</text:p>
          </table:table-cell>
          <table:table-cell office:value-type="float" office:value="0.910476455408419">
            <text:p>0.9104764554</text:p>
          </table:table-cell>
          <table:table-cell table:number-columns-repeated="2" office:value-type="float" office:value="0">
            <text:p>0</text:p>
          </table:table-cell>
          <table:table-cell office:value-type="float" office:value="-26.3572051859533">
            <text:p>-26.35720518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689">
            <text:p>15689</text:p>
          </table:table-cell>
          <table:table-cell office:value-type="float" office:value="23235">
            <text:p>23235</text:p>
          </table:table-cell>
          <table:table-cell office:value-type="float" office:value="32985">
            <text:p>32985</text:p>
          </table:table-cell>
          <table:table-cell office:value-type="float" office:value="197.75">
            <text:p>197.75</text:p>
          </table:table-cell>
          <table:table-cell office:value-type="float" office:value="209.75">
            <text:p>209.75</text:p>
          </table:table-cell>
          <table:table-cell office:value-type="float" office:value="400.625">
            <text:p>400.625</text:p>
          </table:table-cell>
          <table:table-cell office:value-type="float" office:value="0.0126043724902798">
            <text:p>0.0126043725</text:p>
          </table:table-cell>
          <table:table-cell office:value-type="float" office:value="0.00902732945986658">
            <text:p>0.0090273295</text:p>
          </table:table-cell>
          <table:table-cell office:value-type="float" office:value="0.0121456722752766">
            <text:p>0.0121456723</text:p>
          </table:table-cell>
          <table:table-cell office:value-type="float" office:value="1.04442668931949">
            <text:p>1.0444266893</text:p>
          </table:table-cell>
          <table:table-cell office:value-type="float" office:value="1.0317553787568">
            <text:p>1.0317553788</text:p>
          </table:table-cell>
          <table:table-cell office:value-type="float" office:value="1.0427989869793">
            <text:p>1.0427989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834">
            <text:p>15834</text:p>
          </table:table-cell>
          <table:table-cell office:value-type="float" office:value="21284">
            <text:p>21284</text:p>
          </table:table-cell>
          <table:table-cell office:value-type="float" office:value="34841">
            <text:p>34841</text:p>
          </table:table-cell>
          <table:table-cell office:value-type="float" office:value="140">
            <text:p>140</text:p>
          </table:table-cell>
          <table:table-cell office:value-type="float" office:value="-1143">
            <text:p>-1143</text:p>
          </table:table-cell>
          <table:table-cell office:value-type="float" office:value="41.125">
            <text:p>41.125</text:p>
          </table:table-cell>
          <table:table-cell office:value-type="float" office:value="0.00884173297966401">
            <text:p>0.008841733</text:p>
          </table:table-cell>
          <table:table-cell office:value-type="float" office:value="-0.0537023115955647">
            <text:p>-0.0537023116</text:p>
          </table:table-cell>
          <table:table-cell office:value-type="float" office:value="0.00118036221692833">
            <text:p>0.0011803622</text:p>
          </table:table-cell>
          <table:table-cell office:value-type="float" office:value="1.03109929086331">
            <text:p>1.0310992909</text:p>
          </table:table-cell>
          <table:table-cell office:value-type="float" office:value="0.817694428426109">
            <text:p>0.8176944284</text:p>
          </table:table-cell>
          <table:table-cell office:value-type="float" office:value="1.00413399853898">
            <text:p>1.0041339985</text:p>
          </table:table-cell>
          <table:table-cell office:value-type="float" office:value="0">
            <text:p>0</text:p>
          </table:table-cell>
          <table:table-cell office:value-type="float" office:value="-12.5574513211081">
            <text:p>-12.55745132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4622">
            <text:p>14622</text:p>
          </table:table-cell>
          <table:table-cell office:value-type="float" office:value="20740">
            <text:p>20740</text:p>
          </table:table-cell>
          <table:table-cell office:value-type="float" office:value="35596">
            <text:p>35596</text:p>
          </table:table-cell>
          <table:table-cell office:value-type="float" office:value="-903.625">
            <text:p>-903.625</text:p>
          </table:table-cell>
          <table:table-cell office:value-type="float" office:value="-239.75">
            <text:p>-239.75</text:p>
          </table:table-cell>
          <table:table-cell office:value-type="float" office:value="-391.375">
            <text:p>-391.375</text:p>
          </table:table-cell>
          <table:table-cell office:value-type="float" office:value="-0.0617990015045821">
            <text:p>-0.0617990015</text:p>
          </table:table-cell>
          <table:table-cell office:value-type="float" office:value="-0.0115597878495661">
            <text:p>-0.0115597878</text:p>
          </table:table-cell>
          <table:table-cell office:value-type="float" office:value="-0.0109949151590066">
            <text:p>-0.0109949152</text:p>
          </table:table-cell>
          <table:table-cell office:value-type="float" office:value="0.791188963244411">
            <text:p>0.7911889632</text:p>
          </table:table-cell>
          <table:table-cell office:value-type="float" office:value="0.959802654768968">
            <text:p>0.9598026548</text:p>
          </table:table-cell>
          <table:table-cell office:value-type="float" office:value="0.96175473773581">
            <text:p>0.9617547377</text:p>
          </table:table-cell>
          <table:table-cell office:value-type="float" office:value="-10.865896956556">
            <text:p>-10.86589695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3014">
            <text:p>13014</text:p>
          </table:table-cell>
          <table:table-cell office:value-type="float" office:value="21275">
            <text:p>21275</text:p>
          </table:table-cell>
          <table:table-cell office:value-type="float" office:value="34562">
            <text:p>34562</text:p>
          </table:table-cell>
          <table:table-cell office:value-type="float" office:value="-852.25">
            <text:p>-852.25</text:p>
          </table:table-cell>
          <table:table-cell office:value-type="float" office:value="416.875">
            <text:p>416.875</text:p>
          </table:table-cell>
          <table:table-cell office:value-type="float" office:value="-909.875">
            <text:p>-909.875</text:p>
          </table:table-cell>
          <table:table-cell office:value-type="float" office:value="-0.0654871676655909">
            <text:p>-0.0654871677</text:p>
          </table:table-cell>
          <table:table-cell office:value-type="float" office:value="0.0195945945945946">
            <text:p>0.0195945946</text:p>
          </table:table-cell>
          <table:table-cell office:value-type="float" office:value="-0.0263258781320525">
            <text:p>-0.0263258781</text:p>
          </table:table-cell>
          <table:table-cell office:value-type="float" office:value="0.779200508663">
            <text:p>0.7792005087</text:p>
          </table:table-cell>
          <table:table-cell office:value-type="float" office:value="1.06933361943024">
            <text:p>1.0693336194</text:p>
          </table:table-cell>
          <table:table-cell office:value-type="float" office:value="0.909217808182287">
            <text:p>0.9092178082</text:p>
          </table:table-cell>
          <table:table-cell office:value-type="float" office:value="-10.2339878196348">
            <text:p>-10.2339878196</text:p>
          </table:table-cell>
          <table:table-cell office:value-type="float" office:value="0">
            <text:p>0</text:p>
          </table:table-cell>
          <table:table-cell office:value-type="float" office:value="-25.9813843582692">
            <text:p>-25.981384358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2328">
            <text:p>12328</text:p>
          </table:table-cell>
          <table:table-cell office:value-type="float" office:value="21376">
            <text:p>21376</text:p>
          </table:table-cell>
          <table:table-cell office:value-type="float" office:value="31957">
            <text:p>31957</text:p>
          </table:table-cell>
          <table:table-cell office:value-type="float" office:value="-519.875">
            <text:p>-519.875</text:p>
          </table:table-cell>
          <table:table-cell office:value-type="float" office:value="-888.375">
            <text:p>-888.375</text:p>
          </table:table-cell>
          <table:table-cell office:value-type="float" office:value="291.625">
            <text:p>291.625</text:p>
          </table:table-cell>
          <table:table-cell office:value-type="float" office:value="-0.042170262816353">
            <text:p>-0.0421702628</text:p>
          </table:table-cell>
          <table:table-cell office:value-type="float" office:value="-0.0415594592065868">
            <text:p>-0.0415594592</text:p>
          </table:table-cell>
          <table:table-cell office:value-type="float" office:value="0.009125543699346">
            <text:p>0.0091255437</text:p>
          </table:table-cell>
          <table:table-cell office:value-type="float" office:value="0.855889609032125">
            <text:p>0.855889609</text:p>
          </table:table-cell>
          <table:table-cell office:value-type="float" office:value="0.857927182530052">
            <text:p>0.8579271825</text:p>
          </table:table-cell>
          <table:table-cell office:value-type="float" office:value="1.03210262302142">
            <text:p>1.032102623</text:p>
          </table:table-cell>
          <table:table-cell office:value-type="float" office:value="-16.0878090370546">
            <text:p>-16.0878090371</text:p>
          </table:table-cell>
          <table:table-cell office:value-type="float" office:value="-16.3294202295265">
            <text:p>-16.3294202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646">
            <text:p>12646</text:p>
          </table:table-cell>
          <table:table-cell office:value-type="float" office:value="20407">
            <text:p>20407</text:p>
          </table:table-cell>
          <table:table-cell office:value-type="float" office:value="33388">
            <text:p>33388</text:p>
          </table:table-cell>
          <table:table-cell office:value-type="float" office:value="-311.5">
            <text:p>-311.5</text:p>
          </table:table-cell>
          <table:table-cell office:value-type="float" office:value="-1169.75">
            <text:p>-1169.75</text:p>
          </table:table-cell>
          <table:table-cell office:value-type="float" office:value="-69.75">
            <text:p>-69.75</text:p>
          </table:table-cell>
          <table:table-cell office:value-type="float" office:value="-0.0246322947967737">
            <text:p>-0.0246322948</text:p>
          </table:table-cell>
          <table:table-cell office:value-type="float" office:value="-0.057321017297986">
            <text:p>-0.0573210173</text:p>
          </table:table-cell>
          <table:table-cell office:value-type="float" office:value="-0.00208907391877321">
            <text:p>-0.0020890739</text:p>
          </table:table-cell>
          <table:table-cell office:value-type="float" office:value="0.914976198107324">
            <text:p>0.9149761981</text:p>
          </table:table-cell>
          <table:table-cell office:value-type="float" office:value="0.805816409544238">
            <text:p>0.8058164095</text:p>
          </table:table-cell>
          <table:table-cell office:value-type="float" office:value="0.992696795174776">
            <text:p>0.9926967952</text:p>
          </table:table-cell>
          <table:table-cell office:value-type="float" office:value="-27.7917586490031">
            <text:p>-27.791758649</text:p>
          </table:table-cell>
          <table:table-cell office:value-type="float" office:value="-11.7423909547447">
            <text:p>-11.7423909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148">
            <text:p>13148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176.5">
            <text:p>-176.5</text:p>
          </table:table-cell>
          <table:table-cell office:value-type="float" office:value="-187.25">
            <text:p>-187.25</text:p>
          </table:table-cell>
          <table:table-cell office:value-type="float" office:value="-314.625">
            <text:p>-314.625</text:p>
          </table:table-cell>
          <table:table-cell office:value-type="float" office:value="-0.0134240949193794">
            <text:p>-0.0134240949</text:p>
          </table:table-cell>
          <table:table-cell office:value-type="float" office:value="-0.00930018873547234">
            <text:p>-0.0093001887</text:p>
          </table:table-cell>
          <table:table-cell office:value-type="float" office:value="-0.00911296162201303">
            <text:p>-0.0091129616</text:p>
          </table:table-cell>
          <table:table-cell office:value-type="float" office:value="0.953368872178005">
            <text:p>0.9533688722</text:p>
          </table:table-cell>
          <table:table-cell office:value-type="float" office:value="0.967618866706457">
            <text:p>0.9676188667</text:p>
          </table:table-cell>
          <table:table-cell office:value-type="float" office:value="0.968267404619222">
            <text:p>0.96826740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501">
            <text:p>19501</text:p>
          </table:table-cell>
          <table:table-cell office:value-type="float" office:value="33613">
            <text:p>33613</text:p>
          </table:table-cell>
          <table:table-cell office:value-type="float" office:value="-815.25">
            <text:p>-815.25</text:p>
          </table:table-cell>
          <table:table-cell office:value-type="float" office:value="-486.75">
            <text:p>-486.75</text:p>
          </table:table-cell>
          <table:table-cell office:value-type="float" office:value="-832.5">
            <text:p>-832.5</text:p>
          </table:table-cell>
          <table:table-cell office:value-type="float" office:value="-0.0641222274657857">
            <text:p>-0.0641222275</text:p>
          </table:table-cell>
          <table:table-cell office:value-type="float" office:value="-0.0249602584482847">
            <text:p>-0.0249602584</text:p>
          </table:table-cell>
          <table:table-cell office:value-type="float" office:value="-0.0247672031654419">
            <text:p>-0.0247672032</text:p>
          </table:table-cell>
          <table:table-cell office:value-type="float" office:value="0.783631057577891">
            <text:p>0.7836310576</text:p>
          </table:table-cell>
          <table:table-cell office:value-type="float" office:value="0.913860203854542">
            <text:p>0.9138602039</text:p>
          </table:table-cell>
          <table:table-cell office:value-type="float" office:value="0.914517081052124">
            <text:p>0.9145170811</text:p>
          </table:table-cell>
          <table:table-cell office:value-type="float" office:value="-10.4593788949643">
            <text:p>-10.459378895</text:p>
          </table:table-cell>
          <table:table-cell office:value-type="float" office:value="-27.4219985549202">
            <text:p>-27.4219985549</text:p>
          </table:table-cell>
          <table:table-cell office:value-type="float" office:value="-27.6384717110918">
            <text:p>-27.63847171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709">
            <text:p>11709</text:p>
          </table:table-cell>
          <table:table-cell office:value-type="float" office:value="18296">
            <text:p>18296</text:p>
          </table:table-cell>
          <table:table-cell office:value-type="float" office:value="30391">
            <text:p>30391</text:p>
          </table:table-cell>
          <table:table-cell office:value-type="float" office:value="-537.375">
            <text:p>-537.375</text:p>
          </table:table-cell>
          <table:table-cell office:value-type="float" office:value="-210.25">
            <text:p>-210.25</text:p>
          </table:table-cell>
          <table:table-cell office:value-type="float" office:value="-1402.375">
            <text:p>-1402.375</text:p>
          </table:table-cell>
          <table:table-cell office:value-type="float" office:value="-0.0458941839610556">
            <text:p>-0.045894184</text:p>
          </table:table-cell>
          <table:table-cell office:value-type="float" office:value="-0.0114915828596415">
            <text:p>-0.0114915829</text:p>
          </table:table-cell>
          <table:table-cell office:value-type="float" office:value="-0.0461444177552565">
            <text:p>-0.0461444178</text:p>
          </table:table-cell>
          <table:table-cell office:value-type="float" office:value="0.84349865733435">
            <text:p>0.8434986573</text:p>
          </table:table-cell>
          <table:table-cell office:value-type="float" office:value="0.96003829068543">
            <text:p>0.9600382907</text:p>
          </table:table-cell>
          <table:table-cell office:value-type="float" office:value="0.842667980144947">
            <text:p>0.8426679801</text:p>
          </table:table-cell>
          <table:table-cell office:value-type="float" office:value="-14.7538722997701">
            <text:p>-14.7538722998</text:p>
          </table:table-cell>
          <table:table-cell office:value-type="float" office:value="0">
            <text:p>0</text:p>
          </table:table-cell>
          <table:table-cell office:value-type="float" office:value="-14.6719551327141">
            <text:p>-14.671955132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8205">
            <text:p>18205</text:p>
          </table:table-cell>
          <table:table-cell office:value-type="float" office:value="27496">
            <text:p>27496</text:p>
          </table:table-cell>
          <table:table-cell office:value-type="float" office:value="-307.5">
            <text:p>-307.5</text:p>
          </table:table-cell>
          <table:table-cell office:value-type="float" office:value="-572.75">
            <text:p>-572.75</text:p>
          </table:table-cell>
          <table:table-cell office:value-type="float" office:value="-1529.125">
            <text:p>-1529.125</text:p>
          </table:table-cell>
          <table:table-cell office:value-type="float" office:value="-0.0254806098773616">
            <text:p>-0.0254806099</text:p>
          </table:table-cell>
          <table:table-cell office:value-type="float" office:value="-0.0314611370502609">
            <text:p>-0.0314611371</text:p>
          </table:table-cell>
          <table:table-cell office:value-type="float" office:value="-0.0556126345650276">
            <text:p>-0.0556126346</text:p>
          </table:table-cell>
          <table:table-cell office:value-type="float" office:value="0.91209041792949">
            <text:p>0.9120904179</text:p>
          </table:table-cell>
          <table:table-cell office:value-type="float" office:value="0.891826034487298">
            <text:p>0.8918260345</text:p>
          </table:table-cell>
          <table:table-cell office:value-type="float" office:value="0.811417598663999">
            <text:p>0.8114175987</text:p>
          </table:table-cell>
          <table:table-cell office:value-type="float" office:value="-26.8548629307455">
            <text:p>-26.8548629307</text:p>
          </table:table-cell>
          <table:table-cell office:value-type="float" office:value="-21.6834340500152">
            <text:p>-21.68343405</text:p>
          </table:table-cell>
          <table:table-cell office:value-type="float" office:value="-12.1139651203568">
            <text:p>-12.113965120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2980">
            <text:p>12980</text:p>
          </table:table-cell>
          <table:table-cell office:value-type="float" office:value="17542">
            <text:p>17542</text:p>
          </table:table-cell>
          <table:table-cell office:value-type="float" office:value="25450">
            <text:p>25450</text:p>
          </table:table-cell>
          <table:table-cell office:value-type="float" office:value="-205">
            <text:p>-205</text:p>
          </table:table-cell>
          <table:table-cell office:value-type="float" office:value="-1040.375">
            <text:p>-1040.375</text:p>
          </table:table-cell>
          <table:table-cell office:value-type="float" office:value="-1519.5">
            <text:p>-1519.5</text:p>
          </table:table-cell>
          <table:table-cell office:value-type="float" office:value="-0.0157935285053929">
            <text:p>-0.0157935285</text:p>
          </table:table-cell>
          <table:table-cell office:value-type="float" office:value="-0.0593076616121309">
            <text:p>-0.0593076616</text:p>
          </table:table-cell>
          <table:table-cell office:value-type="float" office:value="-0.0597053045186641">
            <text:p>-0.0597053045</text:p>
          </table:table-cell>
          <table:table-cell office:value-type="float" office:value="0.94521154389472">
            <text:p>0.9452115439</text:p>
          </table:table-cell>
          <table:table-cell office:value-type="float" office:value="0.799317285860304">
            <text:p>0.7993172859</text:p>
          </table:table-cell>
          <table:table-cell office:value-type="float" office:value="0.798018292024502">
            <text:p>0.798018292</text:p>
          </table:table-cell>
          <table:table-cell office:value-type="float" office:value="0">
            <text:p>0</text:p>
          </table:table-cell>
          <table:table-cell office:value-type="float" office:value="-11.3372076895838">
            <text:p>-11.3372076896</text:p>
          </table:table-cell>
          <table:table-cell office:value-type="float" office:value="-11.2593446782908">
            <text:p>-11.259344678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897">
            <text:p>897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2270">
            <text:p>12270</text:p>
          </table:table-cell>
          <table:table-cell office:value-type="float" office:value="16264">
            <text:p>16264</text:p>
          </table:table-cell>
          <table:table-cell office:value-type="float" office:value="23107">
            <text:p>23107</text:p>
          </table:table-cell>
          <table:table-cell office:value-type="float" office:value="-773.875">
            <text:p>-773.875</text:p>
          </table:table-cell>
          <table:table-cell office:value-type="float" office:value="-90.5">
            <text:p>-90.5</text:p>
          </table:table-cell>
          <table:table-cell office:value-type="float" office:value="-125.875">
            <text:p>-125.875</text:p>
          </table:table-cell>
          <table:table-cell office:value-type="float" office:value="-0.0630704971475143">
            <text:p>-0.0630704971</text:p>
          </table:table-cell>
          <table:table-cell office:value-type="float" office:value="-0.00556443679291687">
            <text:p>-0.0055644368</text:p>
          </table:table-cell>
          <table:table-cell office:value-type="float" office:value="-0.00544748344657463">
            <text:p>-0.0054474834</text:p>
          </table:table-cell>
          <table:table-cell office:value-type="float" office:value="0.787049919700152">
            <text:p>0.7870499197</text:p>
          </table:table-cell>
          <table:table-cell office:value-type="float" office:value="0.980585158620163">
            <text:p>0.9805851586</text:p>
          </table:table-cell>
          <table:table-cell office:value-type="float" office:value="0.980991971085754">
            <text:p>0.9809919711</text:p>
          </table:table-cell>
          <table:table-cell office:value-type="float" office:value="-10.6397019446758">
            <text:p>-10.63970194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11010">
            <text:p>11010</text:p>
          </table:table-cell>
          <table:table-cell office:value-type="float" office:value="14970">
            <text:p>14970</text:p>
          </table:table-cell>
          <table:table-cell office:value-type="float" office:value="24578">
            <text:p>24578</text:p>
          </table:table-cell>
          <table:table-cell office:value-type="float" office:value="-986.25">
            <text:p>-986.25</text:p>
          </table:table-cell>
          <table:table-cell office:value-type="float" office:value="-655.75">
            <text:p>-655.75</text:p>
          </table:table-cell>
          <table:table-cell office:value-type="float" office:value="-192">
            <text:p>-192</text:p>
          </table:table-cell>
          <table:table-cell office:value-type="float" office:value="-0.0895776566757493">
            <text:p>-0.0895776567</text:p>
          </table:table-cell>
          <table:table-cell office:value-type="float" office:value="-0.0438042752171009">
            <text:p>-0.0438042752</text:p>
          </table:table-cell>
          <table:table-cell office:value-type="float" office:value="-0.00781186426885833">
            <text:p>-0.0078118643</text:p>
          </table:table-cell>
          <table:table-cell office:value-type="float" office:value="0.702205548522894">
            <text:p>0.7022055485</text:p>
          </table:table-cell>
          <table:table-cell office:value-type="float" office:value="0.850445913213646">
            <text:p>0.8504459132</text:p>
          </table:table-cell>
          <table:table-cell office:value-type="float" office:value="0.972778084496772">
            <text:p>0.9727780845</text:p>
          </table:table-cell>
          <table:table-cell office:value-type="float" office:value="-7.38595364123035">
            <text:p>-7.3859536412</text:p>
          </table:table-cell>
          <table:table-cell office:value-type="float" office:value="-15.4745727478851">
            <text:p>-15.4745727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8947">
            <text:p>8947</text:p>
          </table:table-cell>
          <table:table-cell office:value-type="float" office:value="15091">
            <text:p>15091</text:p>
          </table:table-cell>
          <table:table-cell office:value-type="float" office:value="24721">
            <text:p>24721</text:p>
          </table:table-cell>
          <table:table-cell office:value-type="float" office:value="-897.125">
            <text:p>-897.125</text:p>
          </table:table-cell>
          <table:table-cell office:value-type="float" office:value="-1422.875">
            <text:p>-1422.875</text:p>
          </table:table-cell>
          <table:table-cell office:value-type="float" office:value="-703.25">
            <text:p>-703.25</text:p>
          </table:table-cell>
          <table:table-cell office:value-type="float" office:value="-0.100271040572259">
            <text:p>-0.1002710406</text:p>
          </table:table-cell>
          <table:table-cell office:value-type="float" office:value="-0.0942863296004241">
            <text:p>-0.0942863296</text:p>
          </table:table-cell>
          <table:table-cell office:value-type="float" office:value="-0.0284474738076939">
            <text:p>-0.0284474738</text:p>
          </table:table-cell>
          <table:table-cell office:value-type="float" office:value="0.668757749888883">
            <text:p>0.6687577499</text:p>
          </table:table-cell>
          <table:table-cell office:value-type="float" office:value="0.687422073819575">
            <text:p>0.6874220738</text:p>
          </table:table-cell>
          <table:table-cell office:value-type="float" office:value="0.902019988854509">
            <text:p>0.9020199889</text:p>
          </table:table-cell>
          <table:table-cell office:value-type="float" office:value="-6.56005977273215">
            <text:p>-6.5600597727</text:p>
          </table:table-cell>
          <table:table-cell office:value-type="float" office:value="-6.9992200579104">
            <text:p>-6.9992200579</text:p>
          </table:table-cell>
          <table:table-cell office:value-type="float" office:value="-24.0176199938784">
            <text:p>-24.017619993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7476">
            <text:p>7476</text:p>
          </table:table-cell>
          <table:table-cell office:value-type="float" office:value="14490">
            <text:p>14490</text:p>
          </table:table-cell>
          <table:table-cell office:value-type="float" office:value="23611">
            <text:p>23611</text:p>
          </table:table-cell>
          <table:table-cell office:value-type="float" office:value="-764">
            <text:p>-764</text:p>
          </table:table-cell>
          <table:table-cell office:value-type="float" office:value="-1107.375">
            <text:p>-1107.375</text:p>
          </table:table-cell>
          <table:table-cell office:value-type="float" office:value="-1032.375">
            <text:p>-1032.375</text:p>
          </table:table-cell>
          <table:table-cell office:value-type="float" office:value="-0.102193686463349">
            <text:p>-0.1021936865</text:p>
          </table:table-cell>
          <table:table-cell office:value-type="float" office:value="-0.0764233954451346">
            <text:p>-0.0764233954</text:p>
          </table:table-cell>
          <table:table-cell office:value-type="float" office:value="-0.0437243234085807">
            <text:p>-0.0437243234</text:p>
          </table:table-cell>
          <table:table-cell office:value-type="float" office:value="0.662791454502097">
            <text:p>0.6627914545</text:p>
          </table:table-cell>
          <table:table-cell office:value-type="float" office:value="0.743965565269901">
            <text:p>0.7439655653</text:p>
          </table:table-cell>
          <table:table-cell office:value-type="float" office:value="0.850712028326742">
            <text:p>0.8507120283</text:p>
          </table:table-cell>
          <table:table-cell office:value-type="float" office:value="-6.42988183964767">
            <text:p>-6.4298818396</text:p>
          </table:table-cell>
          <table:table-cell office:value-type="float" office:value="-8.71866438879639">
            <text:p>-8.7186643888</text:p>
          </table:table-cell>
          <table:table-cell office:value-type="float" office:value="-15.5035119553206">
            <text:p>-15.503511955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7294">
            <text:p>7294</text:p>
          </table:table-cell>
          <table:table-cell office:value-type="float" office:value="14178">
            <text:p>14178</text:p>
          </table:table-cell>
          <table:table-cell office:value-type="float" office:value="22317">
            <text:p>22317</text:p>
          </table:table-cell>
          <table:table-cell office:value-type="float" office:value="-729.25">
            <text:p>-729.25</text:p>
          </table:table-cell>
          <table:table-cell office:value-type="float" office:value="-1074">
            <text:p>-1074</text:p>
          </table:table-cell>
          <table:table-cell office:value-type="float" office:value="-197">
            <text:p>-197</text:p>
          </table:table-cell>
          <table:table-cell office:value-type="float" office:value="-0.0999794351521799">
            <text:p>-0.0999794352</text:p>
          </table:table-cell>
          <table:table-cell office:value-type="float" office:value="-0.0757511637748625">
            <text:p>-0.0757511638</text:p>
          </table:table-cell>
          <table:table-cell office:value-type="float" office:value="-0.00882735134650715">
            <text:p>-0.0088273513</text:p>
          </table:table-cell>
          <table:table-cell office:value-type="float" office:value="0.669663916375934">
            <text:p>0.6696639164</text:p>
          </table:table-cell>
          <table:table-cell office:value-type="float" office:value="0.746117874861944">
            <text:p>0.7461178749</text:p>
          </table:table-cell>
          <table:table-cell office:value-type="float" office:value="0.969256997665543">
            <text:p>0.9692569977</text:p>
          </table:table-cell>
          <table:table-cell office:value-type="float" office:value="-6.58024053790115">
            <text:p>-6.5802405379</text:p>
          </table:table-cell>
          <table:table-cell office:value-type="float" office:value="-8.79919396853347">
            <text:p>-8.79919396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5992">
            <text:p>5992</text:p>
          </table:table-cell>
          <table:table-cell office:value-type="float" office:value="13725">
            <text:p>13725</text:p>
          </table:table-cell>
          <table:table-cell office:value-type="float" office:value="23544">
            <text:p>23544</text:p>
          </table:table-cell>
          <table:table-cell office:value-type="float" office:value="-685">
            <text:p>-685</text:p>
          </table:table-cell>
          <table:table-cell office:value-type="float" office:value="-1107">
            <text:p>-1107</text:p>
          </table:table-cell>
          <table:table-cell office:value-type="float" office:value="-228.375">
            <text:p>-228.375</text:p>
          </table:table-cell>
          <table:table-cell office:value-type="float" office:value="-0.11431909212283">
            <text:p>-0.1143190921</text:p>
          </table:table-cell>
          <table:table-cell office:value-type="float" office:value="-0.080655737704918">
            <text:p>-0.0806557377</text:p>
          </table:table-cell>
          <table:table-cell office:value-type="float" office:value="-0.00969992354740061">
            <text:p>-0.0096999235</text:p>
          </table:table-cell>
          <table:table-cell office:value-type="float" office:value="0.625498133024718">
            <text:p>0.625498133</text:p>
          </table:table-cell>
          <table:table-cell office:value-type="float" office:value="0.730455400161247">
            <text:p>0.7304554002</text:p>
          </table:table-cell>
          <table:table-cell office:value-type="float" office:value="0.966234681077076">
            <text:p>0.9662346811</text:p>
          </table:table-cell>
          <table:table-cell office:value-type="float" office:value="-5.70968289266733">
            <text:p>-5.7096828927</text:p>
          </table:table-cell>
          <table:table-cell office:value-type="float" office:value="-8.24246745669684">
            <text:p>-8.2424674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6748">
            <text:p>6748</text:p>
          </table:table-cell>
          <table:table-cell office:value-type="float" office:value="12948">
            <text:p>12948</text:p>
          </table:table-cell>
          <table:table-cell office:value-type="float" office:value="23819">
            <text:p>23819</text:p>
          </table:table-cell>
          <table:table-cell office:value-type="float" office:value="-472.625">
            <text:p>-472.625</text:p>
          </table:table-cell>
          <table:table-cell office:value-type="float" office:value="-419">
            <text:p>-419</text:p>
          </table:table-cell>
          <table:table-cell office:value-type="float" office:value="-738.125">
            <text:p>-738.125</text:p>
          </table:table-cell>
          <table:table-cell office:value-type="float" office:value="-0.07003927089508">
            <text:p>-0.0700392709</text:p>
          </table:table-cell>
          <table:table-cell office:value-type="float" office:value="-0.0323602100710534">
            <text:p>-0.0323602101</text:p>
          </table:table-cell>
          <table:table-cell office:value-type="float" office:value="-0.0309889164112683">
            <text:p>-0.0309889164</text:p>
          </table:table-cell>
          <table:table-cell office:value-type="float" office:value="0.764477330823548">
            <text:p>0.7644773308</text:p>
          </table:table-cell>
          <table:table-cell office:value-type="float" office:value="0.888791743815165">
            <text:p>0.8887917438</text:p>
          </table:table-cell>
          <table:table-cell office:value-type="float" office:value="0.893421005923636">
            <text:p>0.8934210059</text:p>
          </table:table-cell>
          <table:table-cell office:value-type="float" office:value="-9.54578297955498">
            <text:p>-9.5457829796</text:p>
          </table:table-cell>
          <table:table-cell office:value-type="float" office:value="-21.0712630719935">
            <text:p>-21.071263072</text:p>
          </table:table-cell>
          <table:table-cell office:value-type="float" office:value="-22.0191917945763">
            <text:p>-22.019191794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7098">
            <text:p>7098</text:p>
          </table:table-cell>
          <table:table-cell office:value-type="float" office:value="12724">
            <text:p>12724</text:p>
          </table:table-cell>
          <table:table-cell office:value-type="float" office:value="22637">
            <text:p>22637</text:p>
          </table:table-cell>
          <table:table-cell office:value-type="float" office:value="-330.75">
            <text:p>-330.75</text:p>
          </table:table-cell>
          <table:table-cell office:value-type="float" office:value="-729.75">
            <text:p>-729.75</text:p>
          </table:table-cell>
          <table:table-cell office:value-type="float" office:value="-1164">
            <text:p>-1164</text:p>
          </table:table-cell>
          <table:table-cell office:value-type="float" office:value="-0.0465976331360947">
            <text:p>-0.0465976331</text:p>
          </table:table-cell>
          <table:table-cell office:value-type="float" office:value="-0.0573522477208425">
            <text:p>-0.0573522477</text:p>
          </table:table-cell>
          <table:table-cell office:value-type="float" office:value="-0.0514202411980386">
            <text:p>-0.0514202412</text:p>
          </table:table-cell>
          <table:table-cell office:value-type="float" office:value="0.841164109274885">
            <text:p>0.8411641093</text:p>
          </table:table-cell>
          <table:table-cell office:value-type="float" office:value="0.805714122401572">
            <text:p>0.8057141224</text:p>
          </table:table-cell>
          <table:table-cell office:value-type="float" office:value="0.825211476568399">
            <text:p>0.8252114766</text:p>
          </table:table-cell>
          <table:table-cell office:value-type="float" office:value="-14.5258287414427">
            <text:p>-14.5258287414</text:p>
          </table:table-cell>
          <table:table-cell office:value-type="float" office:value="-11.7358042959329">
            <text:p>-11.7358042959</text:p>
          </table:table-cell>
          <table:table-cell office:value-type="float" office:value="-13.1304226133423">
            <text:p>-13.130422613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877">
            <text:p>877</text:p>
          </table:table-cell>
          <table:table-cell office:value-type="float" office:value="6454">
            <text:p>6454</text:p>
          </table:table-cell>
          <table:table-cell office:value-type="float" office:value="11979">
            <text:p>11979</text:p>
          </table:table-cell>
          <table:table-cell office:value-type="float" office:value="20936">
            <text:p>20936</text:p>
          </table:table-cell>
          <table:table-cell office:value-type="float" office:value="-306.25">
            <text:p>-306.25</text:p>
          </table:table-cell>
          <table:table-cell office:value-type="float" office:value="-375.375">
            <text:p>-375.375</text:p>
          </table:table-cell>
          <table:table-cell office:value-type="float" office:value="-1329">
            <text:p>-1329</text:p>
          </table:table-cell>
          <table:table-cell office:value-type="float" office:value="-0.0474511930585683">
            <text:p>-0.0474511931</text:p>
          </table:table-cell>
          <table:table-cell office:value-type="float" office:value="-0.03133608815427">
            <text:p>-0.0313360882</text:p>
          </table:table-cell>
          <table:table-cell office:value-type="float" office:value="-0.063479174627436">
            <text:p>-0.0634791746</text:p>
          </table:table-cell>
          <table:table-cell office:value-type="float" office:value="0.838333991111467">
            <text:p>0.8383339911</text:p>
          </table:table-cell>
          <table:table-cell office:value-type="float" office:value="0.892248314284847">
            <text:p>0.8922483143</text:p>
          </table:table-cell>
          <table:table-cell office:value-type="float" office:value="0.78572091580228">
            <text:p>0.7857209158</text:p>
          </table:table-cell>
          <table:table-cell office:value-type="float" office:value="-14.2582001946419">
            <text:p>-14.2582001946</text:p>
          </table:table-cell>
          <table:table-cell office:value-type="float" office:value="-21.7713611928224">
            <text:p>-21.7713611928</text:p>
          </table:table-cell>
          <table:table-cell office:value-type="float" office:value="-10.5689231330422">
            <text:p>-10.56892313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5530">
            <text:p>5530</text:p>
          </table:table-cell>
          <table:table-cell office:value-type="float" office:value="10580">
            <text:p>10580</text:p>
          </table:table-cell>
          <table:table-cell office:value-type="float" office:value="18911">
            <text:p>18911</text:p>
          </table:table-cell>
          <table:table-cell office:value-type="float" office:value="45.5">
            <text:p>45.5</text:p>
          </table:table-cell>
          <table:table-cell office:value-type="float" office:value="-669">
            <text:p>-669</text:p>
          </table:table-cell>
          <table:table-cell office:value-type="float" office:value="-1389.25">
            <text:p>-1389.25</text:p>
          </table:table-cell>
          <table:table-cell office:value-type="float" office:value="0.00822784810126582">
            <text:p>0.0082278481</text:p>
          </table:table-cell>
          <table:table-cell office:value-type="float" office:value="-0.0632325141776938">
            <text:p>-0.0632325142</text:p>
          </table:table-cell>
          <table:table-cell office:value-type="float" office:value="-0.0734625350325208">
            <text:p>-0.073462535</text:p>
          </table:table-cell>
          <table:table-cell office:value-type="float" office:value="1.02893015542381">
            <text:p>1.0289301554</text:p>
          </table:table-cell>
          <table:table-cell office:value-type="float" office:value="0.786522968042567">
            <text:p>0.786522968</text:p>
          </table:table-cell>
          <table:table-cell office:value-type="float" office:value="0.75345874573085">
            <text:p>0.7534587457</text:p>
          </table:table-cell>
          <table:table-cell office:value-type="float" office:value="0">
            <text:p>0</text:p>
          </table:table-cell>
          <table:table-cell office:value-type="float" office:value="-10.6115328151021">
            <text:p>-10.6115328151</text:p>
          </table:table-cell>
          <table:table-cell office:value-type="float" office:value="-9.08440288950056">
            <text:p>-9.084402889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5166">
            <text:p>5166</text:p>
          </table:table-cell>
          <table:table-cell office:value-type="float" office:value="9640">
            <text:p>9640</text:p>
          </table:table-cell>
          <table:table-cell office:value-type="float" office:value="15391">
            <text:p>15391</text:p>
          </table:table-cell>
          <table:table-cell office:value-type="float" office:value="70">
            <text:p>70</text:p>
          </table:table-cell>
          <table:table-cell office:value-type="float" office:value="-427.5">
            <text:p>-427.5</text:p>
          </table:table-cell>
          <table:table-cell office:value-type="float" office:value="-1433.75">
            <text:p>-1433.75</text:p>
          </table:table-cell>
          <table:table-cell office:value-type="float" office:value="0.013550135501355">
            <text:p>0.0135501355</text:p>
          </table:table-cell>
          <table:table-cell office:value-type="float" office:value="-0.0443464730290456">
            <text:p>-0.044346473</text:p>
          </table:table-cell>
          <table:table-cell office:value-type="float" office:value="-0.0931550906373855">
            <text:p>-0.0931550906</text:p>
          </table:table-cell>
          <table:table-cell office:value-type="float" office:value="1.04778534235207">
            <text:p>1.0477853424</text:p>
          </table:table-cell>
          <table:table-cell office:value-type="float" office:value="0.848641899351767">
            <text:p>0.8486418994</text:p>
          </table:table-cell>
          <table:table-cell office:value-type="float" office:value="0.690965809756004">
            <text:p>0.6909658098</text:p>
          </table:table-cell>
          <table:table-cell office:value-type="float" office:value="0">
            <text:p>0</text:p>
          </table:table-cell>
          <table:table-cell office:value-type="float" office:value="-15.281072658834">
            <text:p>-15.2810726588</text:p>
          </table:table-cell>
          <table:table-cell office:value-type="float" office:value="-7.08856602033241">
            <text:p>-7.088566020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4830">
            <text:p>4830</text:p>
          </table:table-cell>
          <table:table-cell office:value-type="float" office:value="9072">
            <text:p>9072</text:p>
          </table:table-cell>
          <table:table-cell office:value-type="float" office:value="14244">
            <text:p>14244</text:p>
          </table:table-cell>
          <table:table-cell office:value-type="float" office:value="94.5">
            <text:p>94.5</text:p>
          </table:table-cell>
          <table:table-cell office:value-type="float" office:value="-333">
            <text:p>-333</text:p>
          </table:table-cell>
          <table:table-cell office:value-type="float" office:value="-282">
            <text:p>-282</text:p>
          </table:table-cell>
          <table:table-cell office:value-type="float" office:value="0.0195652173913043">
            <text:p>0.0195652174</text:p>
          </table:table-cell>
          <table:table-cell office:value-type="float" office:value="-0.0367063492063492">
            <text:p>-0.0367063492</text:p>
          </table:table-cell>
          <table:table-cell office:value-type="float" office:value="-0.0197978096040438">
            <text:p>-0.0197978096</text:p>
          </table:table-cell>
          <table:table-cell office:value-type="float" office:value="1.06922854442344">
            <text:p>1.0692285444</text:p>
          </table:table-cell>
          <table:table-cell office:value-type="float" office:value="0.874168595679012">
            <text:p>0.8741685957</text:p>
          </table:table-cell>
          <table:table-cell office:value-type="float" office:value="0.931475894785478">
            <text:p>0.9314758948</text:p>
          </table:table-cell>
          <table:table-cell office:value-type="float" office:value="0">
            <text:p>0</text:p>
          </table:table-cell>
          <table:table-cell office:value-type="float" office:value="-18.5348435691412">
            <text:p>-18.5348435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4844">
            <text:p>4844</text:p>
          </table:table-cell>
          <table:table-cell office:value-type="float" office:value="8460">
            <text:p>8460</text:p>
          </table:table-cell>
          <table:table-cell office:value-type="float" office:value="13068">
            <text:p>13068</text:p>
          </table:table-cell>
          <table:table-cell office:value-type="float" office:value="57.75">
            <text:p>57.75</text:p>
          </table:table-cell>
          <table:table-cell office:value-type="float" office:value="-318">
            <text:p>-318</text:p>
          </table:table-cell>
          <table:table-cell office:value-type="float" office:value="-1180.25">
            <text:p>-1180.25</text:p>
          </table:table-cell>
          <table:table-cell office:value-type="float" office:value="0.0119219653179191">
            <text:p>0.0119219653</text:p>
          </table:table-cell>
          <table:table-cell office:value-type="float" office:value="-0.0375886524822695">
            <text:p>-0.0375886525</text:p>
          </table:table-cell>
          <table:table-cell office:value-type="float" office:value="-0.0903160391796755">
            <text:p>-0.0903160392</text:p>
          </table:table-cell>
          <table:table-cell office:value-type="float" office:value="1.04200545979652">
            <text:p>1.0420054598</text:p>
          </table:table-cell>
          <table:table-cell office:value-type="float" office:value="0.871209013631105">
            <text:p>0.8712090136</text:p>
          </table:table-cell>
          <table:table-cell office:value-type="float" office:value="0.699881557260021">
            <text:p>0.6998815573</text:p>
          </table:table-cell>
          <table:table-cell office:value-type="float" office:value="0">
            <text:p>0</text:p>
          </table:table-cell>
          <table:table-cell office:value-type="float" office:value="-18.0915440521447">
            <text:p>-18.0915440521</text:p>
          </table:table-cell>
          <table:table-cell office:value-type="float" office:value="-7.32264488913767">
            <text:p>-7.322644889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540">
            <text:p>540</text:p>
          </table:table-cell>
          <table:table-cell office:value-type="float" office:value="5530">
            <text:p>5530</text:p>
          </table:table-cell>
          <table:table-cell office:value-type="float" office:value="8710">
            <text:p>8710</text:p>
          </table:table-cell>
          <table:table-cell office:value-type="float" office:value="14074">
            <text:p>14074</text:p>
          </table:table-cell>
          <table:table-cell office:value-type="float" office:value="45.5">
            <text:p>45.5</text:p>
          </table:table-cell>
          <table:table-cell office:value-type="float" office:value="-14.625">
            <text:p>-14.625</text:p>
          </table:table-cell>
          <table:table-cell office:value-type="float" office:value="-471">
            <text:p>-471</text:p>
          </table:table-cell>
          <table:table-cell office:value-type="float" office:value="0.00822784810126582">
            <text:p>0.0082278481</text:p>
          </table:table-cell>
          <table:table-cell office:value-type="float" office:value="-0.00167910447761194">
            <text:p>-0.0016791045</text:p>
          </table:table-cell>
          <table:table-cell office:value-type="float" office:value="-0.0334659656103453">
            <text:p>-0.0334659656</text:p>
          </table:table-cell>
          <table:table-cell office:value-type="float" office:value="1.02893015542381">
            <text:p>1.0289301554</text:p>
          </table:table-cell>
          <table:table-cell office:value-type="float" office:value="0.994128660336378">
            <text:p>0.9941286603</text:p>
          </table:table-cell>
          <table:table-cell office:value-type="float" office:value="0.885064263238088">
            <text:p>0.8850642632</text:p>
          </table:table-cell>
          <table:table-cell table:number-columns-repeated="2" office:value-type="float" office:value="0">
            <text:p>0</text:p>
          </table:table-cell>
          <table:table-cell office:value-type="float" office:value="-20.3634633045765">
            <text:p>-20.363463304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92">
            <text:p>592</text:p>
          </table:table-cell>
          <table:table-cell office:value-type="float" office:value="5166">
            <text:p>5166</text:p>
          </table:table-cell>
          <table:table-cell office:value-type="float" office:value="9126">
            <text:p>9126</text:p>
          </table:table-cell>
          <table:table-cell office:value-type="float" office:value="16182">
            <text:p>16182</text:p>
          </table:table-cell>
          <table:table-cell office:value-type="float" office:value="70">
            <text:p>70</text:p>
          </table:table-cell>
          <table:table-cell office:value-type="float" office:value="-631.75">
            <text:p>-631.75</text:p>
          </table:table-cell>
          <table:table-cell office:value-type="float" office:value="-396.375">
            <text:p>-396.375</text:p>
          </table:table-cell>
          <table:table-cell office:value-type="float" office:value="0.013550135501355">
            <text:p>0.0135501355</text:p>
          </table:table-cell>
          <table:table-cell office:value-type="float" office:value="-0.0692252903791365">
            <text:p>-0.0692252904</text:p>
          </table:table-cell>
          <table:table-cell office:value-type="float" office:value="-0.0244948090470894">
            <text:p>-0.024494809</text:p>
          </table:table-cell>
          <table:table-cell office:value-type="float" office:value="1.04778534235207">
            <text:p>1.0477853424</text:p>
          </table:table-cell>
          <table:table-cell office:value-type="float" office:value="0.767104079696051">
            <text:p>0.7671040797</text:p>
          </table:table-cell>
          <table:table-cell office:value-type="float" office:value="0.915444159848884">
            <text:p>0.9154441598</text:p>
          </table:table-cell>
          <table:table-cell office:value-type="float" office:value="0">
            <text:p>0</text:p>
          </table:table-cell>
          <table:table-cell office:value-type="float" office:value="-9.66220136810383">
            <text:p>-9.6622013681</text:p>
          </table:table-cell>
          <table:table-cell office:value-type="float" office:value="-27.9497111840713">
            <text:p>-27.949711184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4830">
            <text:p>4830</text:p>
          </table:table-cell>
          <table:table-cell office:value-type="float" office:value="9165">
            <text:p>9165</text:p>
          </table:table-cell>
          <table:table-cell office:value-type="float" office:value="17391">
            <text:p>17391</text:p>
          </table:table-cell>
          <table:table-cell office:value-type="float" office:value="94.5">
            <text:p>94.5</text:p>
          </table:table-cell>
          <table:table-cell office:value-type="float" office:value="-344.5">
            <text:p>-344.5</text:p>
          </table:table-cell>
          <table:table-cell office:value-type="float" office:value="62">
            <text:p>62</text:p>
          </table:table-cell>
          <table:table-cell office:value-type="float" office:value="0.0195652173913043">
            <text:p>0.0195652174</text:p>
          </table:table-cell>
          <table:table-cell office:value-type="float" office:value="-0.0375886524822695">
            <text:p>-0.0375886525</text:p>
          </table:table-cell>
          <table:table-cell office:value-type="float" office:value="0.0035650623885918">
            <text:p>0.0035650624</text:p>
          </table:table-cell>
          <table:table-cell office:value-type="float" office:value="1.06922854442344">
            <text:p>1.0692285444</text:p>
          </table:table-cell>
          <table:table-cell office:value-type="float" office:value="0.871209013631105">
            <text:p>0.8712090136</text:p>
          </table:table-cell>
          <table:table-cell office:value-type="float" office:value="1.01250262931295">
            <text:p>1.0125026293</text:p>
          </table:table-cell>
          <table:table-cell office:value-type="float" office:value="0">
            <text:p>0</text:p>
          </table:table-cell>
          <table:table-cell office:value-type="float" office:value="-18.0915440521447">
            <text:p>-18.0915440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40">
            <text:p>540</text:p>
          </table:table-cell>
          <table:table-cell office:value-type="float" office:value="4844">
            <text:p>4844</text:p>
          </table:table-cell>
          <table:table-cell office:value-type="float" office:value="8304">
            <text:p>8304</text:p>
          </table:table-cell>
          <table:table-cell office:value-type="float" office:value="15314">
            <text:p>15314</text:p>
          </table:table-cell>
          <table:table-cell office:value-type="float" office:value="57.75">
            <text:p>57.75</text:p>
          </table:table-cell>
          <table:table-cell office:value-type="float" office:value="99">
            <text:p>99</text:p>
          </table:table-cell>
          <table:table-cell office:value-type="float" office:value="170.5">
            <text:p>170.5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0.0111336032388664">
            <text:p>0.0111336032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1.03921056729335">
            <text:p>1.0392105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5166">
            <text:p>5166</text:p>
          </table:table-cell>
          <table:table-cell office:value-type="float" office:value="8415">
            <text:p>8415</text:p>
          </table:table-cell>
          <table:table-cell office:value-type="float" office:value="13299">
            <text:p>13299</text:p>
          </table:table-cell>
          <table:table-cell office:value-type="float" office:value="70">
            <text:p>70</text:p>
          </table:table-cell>
          <table:table-cell office:value-type="float" office:value="-97.875">
            <text:p>-97.875</text:p>
          </table:table-cell>
          <table:table-cell office:value-type="float" office:value="-85.25">
            <text:p>-85.25</text:p>
          </table:table-cell>
          <table:table-cell office:value-type="float" office:value="0.013550135501355">
            <text:p>0.0135501355</text:p>
          </table:table-cell>
          <table:table-cell office:value-type="float" office:value="-0.0116310160427807">
            <text:p>-0.011631016</text:p>
          </table:table-cell>
          <table:table-cell office:value-type="float" office:value="-0.00641025641025641">
            <text:p>-0.0064102564</text:p>
          </table:table-cell>
          <table:table-cell office:value-type="float" office:value="1.04778534235207">
            <text:p>1.0477853424</text:p>
          </table:table-cell>
          <table:table-cell office:value-type="float" office:value="0.959556593697275">
            <text:p>0.9595565937</text:p>
          </table:table-cell>
          <table:table-cell office:value-type="float" office:value="0.977644641683103">
            <text:p>0.97764464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4830">
            <text:p>4830</text:p>
          </table:table-cell>
          <table:table-cell office:value-type="float" office:value="8280">
            <text:p>8280</text:p>
          </table:table-cell>
          <table:table-cell office:value-type="float" office:value="14094">
            <text:p>14094</text:p>
          </table:table-cell>
          <table:table-cell office:value-type="float" office:value="94.5">
            <text:p>94.5</text:p>
          </table:table-cell>
          <table:table-cell office:value-type="float" office:value="-166.875">
            <text:p>-166.875</text:p>
          </table:table-cell>
          <table:table-cell office:value-type="float" office:value="-30.375">
            <text:p>-30.375</text:p>
          </table:table-cell>
          <table:table-cell office:value-type="float" office:value="0.0195652173913043">
            <text:p>0.0195652174</text:p>
          </table:table-cell>
          <table:table-cell office:value-type="float" office:value="-0.0201539855072464">
            <text:p>-0.0201539855</text:p>
          </table:table-cell>
          <table:table-cell office:value-type="float" office:value="-0.0021551724137931">
            <text:p>-0.0021551724</text:p>
          </table:table-cell>
          <table:table-cell office:value-type="float" office:value="1.06922854442344">
            <text:p>1.0692285444</text:p>
          </table:table-cell>
          <table:table-cell office:value-type="float" office:value="0.930257169663017">
            <text:p>0.9302571697</text:p>
          </table:table-cell>
          <table:table-cell office:value-type="float" office:value="0.992466000297265">
            <text:p>0.9924660003</text:p>
          </table:table-cell>
          <table:table-cell office:value-type="float" office:value="0">
            <text:p>0</text:p>
          </table:table-cell>
          <table:table-cell office:value-type="float" office:value="-34.0448116156061">
            <text:p>-34.0448116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28">
            <text:p>428</text:p>
          </table:table-cell>
          <table:table-cell office:value-type="float" office:value="4844">
            <text:p>4844</text:p>
          </table:table-cell>
          <table:table-cell office:value-type="float" office:value="8303">
            <text:p>8303</text:p>
          </table:table-cell>
          <table:table-cell office:value-type="float" office:value="15147">
            <text:p>15147</text:p>
          </table:table-cell>
          <table:table-cell office:value-type="float" office:value="57.75">
            <text:p>57.75</text:p>
          </table:table-cell>
          <table:table-cell office:value-type="float" office:value="-321.5">
            <text:p>-321.5</text:p>
          </table:table-cell>
          <table:table-cell office:value-type="float" office:value="54">
            <text:p>54</text:p>
          </table:table-cell>
          <table:table-cell office:value-type="float" office:value="0.0119219653179191">
            <text:p>0.0119219653</text:p>
          </table:table-cell>
          <table:table-cell office:value-type="float" office:value="-0.0387209442370228">
            <text:p>-0.0387209442</text:p>
          </table:table-cell>
          <table:table-cell office:value-type="float" office:value="0.0035650623885918">
            <text:p>0.0035650624</text:p>
          </table:table-cell>
          <table:table-cell office:value-type="float" office:value="1.04200545979652">
            <text:p>1.0420054598</text:p>
          </table:table-cell>
          <table:table-cell office:value-type="float" office:value="0.867415345754729">
            <text:p>0.8674153458</text:p>
          </table:table-cell>
          <table:table-cell office:value-type="float" office:value="1.01250262931295">
            <text:p>1.0125026293</text:p>
          </table:table-cell>
          <table:table-cell office:value-type="float" office:value="0">
            <text:p>0</text:p>
          </table:table-cell>
          <table:table-cell office:value-type="float" office:value="-17.5522372888485">
            <text:p>-17.5522372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5460">
            <text:p>5460</text:p>
          </table:table-cell>
          <table:table-cell office:value-type="float" office:value="8710">
            <text:p>8710</text:p>
          </table:table-cell>
          <table:table-cell office:value-type="float" office:value="13338">
            <text:p>13338</text:p>
          </table:table-cell>
          <table:table-cell office:value-type="float" office:value="-94.375">
            <text:p>-94.375</text:p>
          </table:table-cell>
          <table:table-cell office:value-type="float" office:value="-14.625">
            <text:p>-14.625</text:p>
          </table:table-cell>
          <table:table-cell office:value-type="float" office:value="148.5">
            <text:p>148.5</text:p>
          </table:table-cell>
          <table:table-cell office:value-type="float" office:value="-0.0172847985347985">
            <text:p>-0.0172847985</text:p>
          </table:table-cell>
          <table:table-cell office:value-type="float" office:value="-0.00167910447761194">
            <text:p>-0.0016791045</text:p>
          </table:table-cell>
          <table:table-cell office:value-type="float" office:value="0.0111336032388664">
            <text:p>0.0111336032</text:p>
          </table:table-cell>
          <table:table-cell office:value-type="float" office:value="0.940088783078567">
            <text:p>0.9400887831</text:p>
          </table:table-cell>
          <table:table-cell office:value-type="float" office:value="0.994128660336378">
            <text:p>0.9941286603</text:p>
          </table:table-cell>
          <table:table-cell office:value-type="float" office:value="1.03921056729335">
            <text:p>1.0392105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6006">
            <text:p>6006</text:p>
          </table:table-cell>
          <table:table-cell office:value-type="float" office:value="8415">
            <text:p>8415</text:p>
          </table:table-cell>
          <table:table-cell office:value-type="float" office:value="13392">
            <text:p>13392</text:p>
          </table:table-cell>
          <table:table-cell office:value-type="float" office:value="-38.5">
            <text:p>-38.5</text:p>
          </table:table-cell>
          <table:table-cell office:value-type="float" office:value="-97.875">
            <text:p>-97.875</text:p>
          </table:table-cell>
          <table:table-cell office:value-type="float" office:value="-27.125">
            <text:p>-27.125</text:p>
          </table:table-cell>
          <table:table-cell office:value-type="float" office:value="-0.00641025641025641">
            <text:p>-0.0064102564</text:p>
          </table:table-cell>
          <table:table-cell office:value-type="float" office:value="-0.0116310160427807">
            <text:p>-0.011631016</text:p>
          </table:table-cell>
          <table:table-cell office:value-type="float" office:value="-0.00202546296296296">
            <text:p>-0.002025463</text:p>
          </table:table-cell>
          <table:table-cell office:value-type="float" office:value="0.977644641683103">
            <text:p>0.9776446417</text:p>
          </table:table-cell>
          <table:table-cell office:value-type="float" office:value="0.959556593697275">
            <text:p>0.9595565937</text:p>
          </table:table-cell>
          <table:table-cell office:value-type="float" office:value="0.99291892053005">
            <text:p>0.99291892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5040">
            <text:p>5040</text:p>
          </table:table-cell>
          <table:table-cell office:value-type="float" office:value="8359">
            <text:p>8359</text:p>
          </table:table-cell>
          <table:table-cell office:value-type="float" office:value="14291">
            <text:p>14291</text:p>
          </table:table-cell>
          <table:table-cell office:value-type="float" office:value="-106.75">
            <text:p>-106.75</text:p>
          </table:table-cell>
          <table:table-cell office:value-type="float" office:value="172.125">
            <text:p>172.125</text:p>
          </table:table-cell>
          <table:table-cell office:value-type="float" office:value="390.375">
            <text:p>390.375</text:p>
          </table:table-cell>
          <table:table-cell office:value-type="float" office:value="-0.0211805555555556">
            <text:p>-0.0211805556</text:p>
          </table:table-cell>
          <table:table-cell office:value-type="float" office:value="0.020591577939945">
            <text:p>0.0205915779</text:p>
          </table:table-cell>
          <table:table-cell office:value-type="float" office:value="0.02731614302708">
            <text:p>0.027316143</text:p>
          </table:table-cell>
          <table:table-cell office:value-type="float" office:value="0.926747342785494">
            <text:p>0.9267473428</text:p>
          </table:table-cell>
          <table:table-cell office:value-type="float" office:value="1.07290158843064">
            <text:p>1.0729015884</text:p>
          </table:table-cell>
          <table:table-cell office:value-type="float" office:value="1.09706899706774">
            <text:p>1.0970689971</text:p>
          </table:table-cell>
          <table:table-cell office:value-type="float" office:value="-32.3778272171144">
            <text:p>-32.3778272171</text:p>
          </table:table-cell>
          <table:table-cell office:value-type="float" office:value="34.0070798199737">
            <text:p>34.00707982</text:p>
          </table:table-cell>
          <table:table-cell office:value-type="float" office:value="25.7200188086324">
            <text:p>25.720018808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5054">
            <text:p>5054</text:p>
          </table:table-cell>
          <table:table-cell office:value-type="float" office:value="8338">
            <text:p>8338</text:p>
          </table:table-cell>
          <table:table-cell office:value-type="float" office:value="13925">
            <text:p>13925</text:p>
          </table:table-cell>
          <table:table-cell office:value-type="float" office:value="-28.625">
            <text:p>-28.625</text:p>
          </table:table-cell>
          <table:table-cell office:value-type="float" office:value="341.625">
            <text:p>341.625</text:p>
          </table:table-cell>
          <table:table-cell office:value-type="float" office:value="661.625">
            <text:p>661.625</text:p>
          </table:table-cell>
          <table:table-cell office:value-type="float" office:value="-0.00566383062920459">
            <text:p>-0.0056638306</text:p>
          </table:table-cell>
          <table:table-cell office:value-type="float" office:value="0.0409720556488367">
            <text:p>0.0409720556</text:p>
          </table:table-cell>
          <table:table-cell office:value-type="float" office:value="0.0475134649910233">
            <text:p>0.047513465</text:p>
          </table:table-cell>
          <table:table-cell office:value-type="float" office:value="0.980239467593481">
            <text:p>0.9802394676</text:p>
          </table:table-cell>
          <table:table-cell office:value-type="float" office:value="1.14669246508535">
            <text:p>1.1466924651</text:p>
          </table:table-cell>
          <table:table-cell office:value-type="float" office:value="1.17072188500527">
            <text:p>1.170721885</text:p>
          </table:table-cell>
          <table:table-cell office:value-type="float" office:value="0">
            <text:p>0</text:p>
          </table:table-cell>
          <table:table-cell office:value-type="float" office:value="17.2618134992596">
            <text:p>17.2618134993</text:p>
          </table:table-cell>
          <table:table-cell office:value-type="float" office:value="14.9323291940137">
            <text:p>14.93232919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69">
            <text:p>369</text:p>
          </table:table-cell>
          <table:table-cell office:value-type="float" office:value="5460">
            <text:p>5460</text:p>
          </table:table-cell>
          <table:table-cell office:value-type="float" office:value="7921">
            <text:p>7921</text:p>
          </table:table-cell>
          <table:table-cell office:value-type="float" office:value="13642">
            <text:p>13642</text:p>
          </table:table-cell>
          <table:table-cell office:value-type="float" office:value="143.25">
            <text:p>143.25</text:p>
          </table:table-cell>
          <table:table-cell office:value-type="float" office:value="387.375">
            <text:p>387.375</text:p>
          </table:table-cell>
          <table:table-cell office:value-type="float" office:value="667.125">
            <text:p>667.125</text:p>
          </table:table-cell>
          <table:table-cell office:value-type="float" office:value="0.0262362637362637">
            <text:p>0.0262362637</text:p>
          </table:table-cell>
          <table:table-cell office:value-type="float" office:value="0.0489048099987375">
            <text:p>0.04890481</text:p>
          </table:table-cell>
          <table:table-cell office:value-type="float" office:value="0.0489022870546841">
            <text:p>0.0489022871</text:p>
          </table:table-cell>
          <table:table-cell office:value-type="float" office:value="1.09317607248521">
            <text:p>1.0931760725</text:p>
          </table:table-cell>
          <table:table-cell office:value-type="float" office:value="1.17585452865997">
            <text:p>1.1758545287</text:p>
          </table:table-cell>
          <table:table-cell office:value-type="float" office:value="1.17584521470258">
            <text:p>1.1758452147</text:p>
          </table:table-cell>
          <table:table-cell office:value-type="float" office:value="26.7645094835888">
            <text:p>26.7645094836</text:p>
          </table:table-cell>
          <table:table-cell office:value-type="float" office:value="14.5172105613036">
            <text:p>14.5172105613</text:p>
          </table:table-cell>
          <table:table-cell office:value-type="float" office:value="14.5179419274188">
            <text:p>14.517941927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5040">
            <text:p>5040</text:p>
          </table:table-cell>
          <table:table-cell office:value-type="float" office:value="7834">
            <text:p>7834</text:p>
          </table:table-cell>
          <table:table-cell office:value-type="float" office:value="13082">
            <text:p>13082</text:p>
          </table:table-cell>
          <table:table-cell office:value-type="float" office:value="-106.75">
            <text:p>-106.75</text:p>
          </table:table-cell>
          <table:table-cell office:value-type="float" office:value="257.875">
            <text:p>257.875</text:p>
          </table:table-cell>
          <table:table-cell office:value-type="float" office:value="423">
            <text:p>423</text:p>
          </table:table-cell>
          <table:table-cell office:value-type="float" office:value="-0.0211805555555556">
            <text:p>-0.0211805556</text:p>
          </table:table-cell>
          <table:table-cell office:value-type="float" office:value="0.032917411284146">
            <text:p>0.0329174113</text:p>
          </table:table-cell>
          <table:table-cell office:value-type="float" office:value="0.0323345054273047">
            <text:p>0.0323345054</text:p>
          </table:table-cell>
          <table:table-cell office:value-type="float" office:value="0.926747342785494">
            <text:p>0.9267473428</text:p>
          </table:table-cell>
          <table:table-cell office:value-type="float" office:value="1.11733470918718">
            <text:p>1.1173347092</text:p>
          </table:table-cell>
          <table:table-cell office:value-type="float" office:value="1.11521998866837">
            <text:p>1.1152199887</text:p>
          </table:table-cell>
          <table:table-cell office:value-type="float" office:value="-32.3778272171144">
            <text:p>-32.3778272171</text:p>
          </table:table-cell>
          <table:table-cell office:value-type="float" office:value="21.4018623878297">
            <text:p>21.4018623878</text:p>
          </table:table-cell>
          <table:table-cell office:value-type="float" office:value="21.7815000443499">
            <text:p>21.781500044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46">
            <text:p>346</text:p>
          </table:table-cell>
          <table:table-cell office:value-type="float" office:value="5054">
            <text:p>5054</text:p>
          </table:table-cell>
          <table:table-cell office:value-type="float" office:value="8303">
            <text:p>8303</text:p>
          </table:table-cell>
          <table:table-cell office:value-type="float" office:value="14283">
            <text:p>14283</text:p>
          </table:table-cell>
          <table:table-cell office:value-type="float" office:value="-373.25">
            <text:p>-373.25</text:p>
          </table:table-cell>
          <table:table-cell office:value-type="float" office:value="-613.125">
            <text:p>-613.125</text:p>
          </table:table-cell>
          <table:table-cell office:value-type="float" office:value="704.625">
            <text:p>704.625</text:p>
          </table:table-cell>
          <table:table-cell office:value-type="float" office:value="-0.0738523941432529">
            <text:p>-0.0738523941</text:p>
          </table:table-cell>
          <table:table-cell office:value-type="float" office:value="-0.0738437914006986">
            <text:p>-0.0738437914</text:p>
          </table:table-cell>
          <table:table-cell office:value-type="float" office:value="0.0493331232934257">
            <text:p>0.0493331233</text:p>
          </table:table-cell>
          <table:table-cell office:value-type="float" office:value="0.752206805695168">
            <text:p>0.7522068057</text:p>
          </table:table-cell>
          <table:table-cell office:value-type="float" office:value="0.752234424933278">
            <text:p>0.7522344249</text:p>
          </table:table-cell>
          <table:table-cell office:value-type="float" office:value="1.1774360953526">
            <text:p>1.1774360954</text:p>
          </table:table-cell>
          <table:table-cell office:value-type="float" office:value="-9.03457017905757">
            <text:p>-9.0345701791</text:p>
          </table:table-cell>
          <table:table-cell office:value-type="float" office:value="-9.03566412740039">
            <text:p>-9.0356641274</text:p>
          </table:table-cell>
          <table:table-cell office:value-type="float" office:value="14.394132672318">
            <text:p>14.394132672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454">
            <text:p>454</text:p>
          </table:table-cell>
          <table:table-cell office:value-type="float" office:value="5460">
            <text:p>5460</text:p>
          </table:table-cell>
          <table:table-cell office:value-type="float" office:value="9571">
            <text:p>9571</text:p>
          </table:table-cell>
          <table:table-cell office:value-type="float" office:value="16484">
            <text:p>16484</text:p>
          </table:table-cell>
          <table:table-cell office:value-type="float" office:value="-291.875">
            <text:p>-291.875</text:p>
          </table:table-cell>
          <table:table-cell office:value-type="float" office:value="276">
            <text:p>276</text:p>
          </table:table-cell>
          <table:table-cell office:value-type="float" office:value="603.375">
            <text:p>603.375</text:p>
          </table:table-cell>
          <table:table-cell office:value-type="float" office:value="-0.0534569597069597">
            <text:p>-0.0534569597</text:p>
          </table:table-cell>
          <table:table-cell office:value-type="float" office:value="0.0288371121094974">
            <text:p>0.0288371121</text:p>
          </table:table-cell>
          <table:table-cell office:value-type="float" office:value="0.0366036762921621">
            <text:p>0.0366036763</text:p>
          </table:table-cell>
          <table:table-cell office:value-type="float" office:value="0.81850162824622">
            <text:p>0.8185016282</text:p>
          </table:table-cell>
          <table:table-cell office:value-type="float" office:value="1.10255978729148">
            <text:p>1.1025597873</text:p>
          </table:table-cell>
          <table:table-cell office:value-type="float" office:value="1.13073893209405">
            <text:p>1.1307389321</text:p>
          </table:table-cell>
          <table:table-cell office:value-type="float" office:value="-12.6167066453285">
            <text:p>-12.6167066453</text:p>
          </table:table-cell>
          <table:table-cell office:value-type="float" office:value="24.3815679483682">
            <text:p>24.3815679484</text:p>
          </table:table-cell>
          <table:table-cell office:value-type="float" office:value="19.2810425727533">
            <text:p>19.281042572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22">
            <text:p>522</text:p>
          </table:table-cell>
          <table:table-cell office:value-type="float" office:value="6048">
            <text:p>6048</text:p>
          </table:table-cell>
          <table:table-cell office:value-type="float" office:value="10119">
            <text:p>10119</text:p>
          </table:table-cell>
          <table:table-cell office:value-type="float" office:value="17427">
            <text:p>17427</text:p>
          </table:table-cell>
          <table:table-cell office:value-type="float" office:value="-182.375">
            <text:p>-182.375</text:p>
          </table:table-cell>
          <table:table-cell office:value-type="float" office:value="364">
            <text:p>364</text:p>
          </table:table-cell>
          <table:table-cell office:value-type="float" office:value="621.375">
            <text:p>621.375</text:p>
          </table:table-cell>
          <table:table-cell office:value-type="float" office:value="-0.0301545965608466">
            <text:p>-0.0301545966</text:p>
          </table:table-cell>
          <table:table-cell office:value-type="float" office:value="0.0359719339855717">
            <text:p>0.035971934</text:p>
          </table:table-cell>
          <table:table-cell office:value-type="float" office:value="0.0356558788087451">
            <text:p>0.0356558788</text:p>
          </table:table-cell>
          <table:table-cell office:value-type="float" office:value="0.896241139436782">
            <text:p>0.8962411394</text:p>
          </table:table-cell>
          <table:table-cell office:value-type="float" office:value="1.12843796981744">
            <text:p>1.1284379698</text:p>
          </table:table-cell>
          <table:table-cell office:value-type="float" office:value="1.12728740555011">
            <text:p>1.1272874056</text:p>
          </table:table-cell>
          <table:table-cell office:value-type="float" office:value="-22.6381096432676">
            <text:p>-22.6381096433</text:p>
          </table:table-cell>
          <table:table-cell office:value-type="float" office:value="19.6136430807446">
            <text:p>19.6136430807</text:p>
          </table:table-cell>
          <table:table-cell office:value-type="float" office:value="19.7844628951926">
            <text:p>19.784462895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6430">
            <text:p>6430</text:p>
          </table:table-cell>
          <table:table-cell office:value-type="float" office:value="10045">
            <text:p>10045</text:p>
          </table:table-cell>
          <table:table-cell office:value-type="float" office:value="16776">
            <text:p>16776</text:p>
          </table:table-cell>
          <table:table-cell office:value-type="float" office:value="-126.142857142857">
            <text:p>-126.1428571429</text:p>
          </table:table-cell>
          <table:table-cell office:value-type="float" office:value="473">
            <text:p>473</text:p>
          </table:table-cell>
          <table:table-cell office:value-type="float" office:value="790.142857142857">
            <text:p>790.1428571429</text:p>
          </table:table-cell>
          <table:table-cell office:value-type="float" office:value="-0.0196178626971784">
            <text:p>-0.0196178627</text:p>
          </table:table-cell>
          <table:table-cell office:value-type="float" office:value="0.0470881035340966">
            <text:p>0.0470881035</text:p>
          </table:table-cell>
          <table:table-cell office:value-type="float" office:value="0.0470995980652633">
            <text:p>0.0470995981</text:p>
          </table:table-cell>
          <table:table-cell office:value-type="float" office:value="0.932091807212014">
            <text:p>0.9320918072</text:p>
          </table:table-cell>
          <table:table-cell office:value-type="float" office:value="1.16915424977844">
            <text:p>1.1691542498</text:p>
          </table:table-cell>
          <table:table-cell office:value-type="float" office:value="1.16919660261872">
            <text:p>1.1691966026</text:p>
          </table:table-cell>
          <table:table-cell office:value-type="float" office:value="0">
            <text:p>0</text:p>
          </table:table-cell>
          <table:table-cell office:value-type="float" office:value="15.0641345298972">
            <text:p>15.0641345299</text:p>
          </table:table-cell>
          <table:table-cell office:value-type="float" office:value="15.060541465809">
            <text:p>15.060541465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494">
            <text:p>494</text:p>
          </table:table-cell>
          <table:table-cell office:value-type="float" office:value="4868">
            <text:p>4868</text:p>
          </table:table-cell>
          <table:table-cell office:value-type="float" office:value="10565">
            <text:p>10565</text:p>
          </table:table-cell>
          <table:table-cell office:value-type="float" office:value="19928">
            <text:p>19928</text:p>
          </table:table-cell>
          <table:table-cell office:value-type="float" office:value="-84.5">
            <text:p>-84.5</text:p>
          </table:table-cell>
          <table:table-cell office:value-type="float" office:value="0">
            <text:p>0</text:p>
          </table:table-cell>
          <table:table-cell office:value-type="float" office:value="721.666666666667">
            <text:p>721.6666666667</text:p>
          </table:table-cell>
          <table:table-cell office:value-type="float" office:value="-0.0173582580115037">
            <text:p>-0.017358258</text:p>
          </table:table-cell>
          <table:table-cell office:value-type="float" office:value="0">
            <text:p>0</text:p>
          </table:table-cell>
          <table:table-cell office:value-type="float" office:value="0.0362137026629198">
            <text:p>0.0362137027</text:p>
          </table:table-cell>
          <table:table-cell office:value-type="float" office:value="0.939836662837277">
            <text:p>0.9398366628</text:p>
          </table:table-cell>
          <table:table-cell office:value-type="float" office:value="1.21">
            <text:p>1.21</text:p>
          </table:table-cell>
          <table:table-cell office:value-type="float" office:value="1.12931836655091">
            <text:p>1.1293183666</text:p>
          </table:table-cell>
          <table:table-cell table:number-columns-repeated="2" office:value-type="float" office:value="0">
            <text:p>0</text:p>
          </table:table-cell>
          <table:table-cell office:value-type="float" office:value="19.4849858277702">
            <text:p>19.484985827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4">
            <text:p>4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429">
            <text:p>429</text:p>
          </table:table-cell>
          <table:table-cell office:value-type="float" office:value="4581">
            <text:p>4581</text:p>
          </table:table-cell>
          <table:table-cell office:value-type="float" office:value="10365">
            <text:p>10365</text:p>
          </table:table-cell>
          <table:table-cell office:value-type="float" office:value="18752">
            <text:p>18752</text:p>
          </table:table-cell>
          <table:table-cell office:value-type="float" office:value="-182.6">
            <text:p>-182.6</text:p>
          </table:table-cell>
          <table:table-cell office:value-type="float" office:value="313.5">
            <text:p>313.5</text:p>
          </table:table-cell>
          <table:table-cell office:value-type="float" office:value="425.8">
            <text:p>425.8</text:p>
          </table:table-cell>
          <table:table-cell office:value-type="float" office:value="-0.0398602925125518">
            <text:p>-0.0398602925</text:p>
          </table:table-cell>
          <table:table-cell office:value-type="float" office:value="0.030246020260492">
            <text:p>0.0302460203</text:p>
          </table:table-cell>
          <table:table-cell office:value-type="float" office:value="0.0227069112627986">
            <text:p>0.0227069113</text:p>
          </table:table-cell>
          <table:table-cell office:value-type="float" office:value="0.863603108327674">
            <text:p>0.8636031083</text:p>
          </table:table-cell>
          <table:table-cell office:value-type="float" office:value="1.10765412152525">
            <text:p>1.1076541215</text:p>
          </table:table-cell>
          <table:table-cell office:value-type="float" office:value="1.08048477290522">
            <text:p>1.0804847729</text:p>
          </table:table-cell>
          <table:table-cell office:value-type="float" office:value="-17.0404922110938">
            <text:p>-17.0404922111</text:p>
          </table:table-cell>
          <table:table-cell office:value-type="float" office:value="23.2618238136517">
            <text:p>23.2618238137</text:p>
          </table:table-cell>
          <table:table-cell office:value-type="float" office:value="30.8711008340672">
            <text:p>30.871100834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4462">
            <text:p>4462</text:p>
          </table:table-cell>
          <table:table-cell office:value-type="float" office:value="10538">
            <text:p>10538</text:p>
          </table:table-cell>
          <table:table-cell office:value-type="float" office:value="19592">
            <text:p>19592</text:p>
          </table:table-cell>
          <table:table-cell office:value-type="float" office:value="0">
            <text:p>0</text:p>
          </table:table-cell>
          <table:table-cell office:value-type="float" office:value="167.75">
            <text:p>167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9185803757829">
            <text:p>0.0159185804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05621169766955">
            <text:p>1.0562116977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5">
            <text:p>5</text:p>
          </table:table-cell>
          <table:table-cell office:value-type="float" office:value="549">
            <text:p>549</text:p>
          </table:table-cell>
          <table:table-cell table:number-columns-repeated="2" office:value-type="float" office:value="361">
            <text:p>361</text:p>
          </table:table-cell>
          <table:table-cell office:value-type="float" office:value="4334">
            <text:p>4334</text:p>
          </table:table-cell>
          <table:table-cell office:value-type="float" office:value="11080">
            <text:p>11080</text:p>
          </table:table-cell>
          <table:table-cell office:value-type="float" office:value="20469">
            <text:p>20469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09">
            <text:p>1.09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90">
            <text:p>390</text:p>
          </table:table-cell>
          <table:table-cell office:value-type="float" office:value="4143">
            <text:p>4143</text:p>
          </table:table-cell>
          <table:table-cell office:value-type="float" office:value="11360">
            <text:p>11360</text:p>
          </table:table-cell>
          <table:table-cell office:value-type="float" office:value="21386">
            <text:p>21386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1.09">
            <text:p>1.09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10">
            <text:p>110</text:p>
          </table:table-cell>
          <table:table-cell office:value-type="float" office:value="5615.75">
            <text:p>5615.75</text:p>
          </table:table-cell>
          <table:table-cell office:value-type="float" office:value="10451.25">
            <text:p>10451.25</text:p>
          </table:table-cell>
          <table:table-cell office:value-type="float" office:value="15.0425">
            <text:p>15.042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32">
            <text:p>432</text:p>
          </table:table-cell>
          <table:table-cell office:value-type="float" office:value="3954">
            <text:p>3954</text:p>
          </table:table-cell>
          <table:table-cell office:value-type="float" office:value="11866">
            <text:p>11866</text:p>
          </table:table-cell>
          <table:table-cell office:value-type="float" office:value="22343">
            <text:p>22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3.333333333333">
            <text:p>103.3333333333</text:p>
          </table:table-cell>
          <table:table-cell office:value-type="float" office:value="5605">
            <text:p>5605</text:p>
          </table:table-cell>
          <table:table-cell office:value-type="float" office:value="8461.33333333333">
            <text:p>8461.3333333333</text:p>
          </table:table-cell>
          <table:table-cell office:value-type="float" office:value="14.9733333333333">
            <text:p>14.97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43">
            <text:p>643</text:p>
          </table:table-cell>
          <table:table-cell office:value-type="float" office:value="461">
            <text:p>461</text:p>
          </table:table-cell>
          <table:table-cell office:value-type="float" office:value="3760">
            <text:p>3760</text:p>
          </table:table-cell>
          <table:table-cell office:value-type="float" office:value="12314">
            <text:p>12314</text:p>
          </table:table-cell>
          <table:table-cell office:value-type="float" office:value="23344">
            <text:p>23344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9">
            <text:p>1.09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2">
            <text:p>0.82</text:p>
          </table:table-cell>
          <table:table-cell office:value-type="float" office:value="1.09">
            <text:p>1.09</text:p>
          </table:table-cell>
          <table:table-cell office:value-type="float" office:value="1.16">
            <text:p>1.16</text:p>
          </table:table-cell>
          <table:table-cell office:value-type="float" office:value="-13">
            <text:p>-13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.7">
            <text:p>15.7</text:p>
          </table:table-cell>
          <table:table-cell office:value-type="float" office:value="20.9">
            <text:p>20.9</text:p>
          </table:table-cell>
          <table:table-cell office:value-type="float" office:value="11406">
            <text:p>11406</text:p>
          </table:table-cell>
          <table:table-cell office:value-type="float" office:value="12081">
            <text:p>12081</text:p>
          </table:table-cell>
          <table:table-cell office:value-type="float" office:value="12321">
            <text:p>123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17:31.13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929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404">
                <text:p>12404</text:p>
              </table:table-cell>
              <table:table-cell office:value-type="float" office:value="17161">
                <text:p>1716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2066">
                <text:p>12066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976">
                <text:p>11976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549">
                <text:p>12549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79">
                <text:p>12579</text:p>
              </table:table-cell>
              <table:table-cell office:value-type="float" office:value="17895">
                <text:p>1789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76">
                <text:p>9476</text:p>
              </table:table-cell>
              <table:table-cell office:value-type="float" office:value="12442">
                <text:p>12442</text:p>
              </table:table-cell>
              <table:table-cell office:value-type="float" office:value="17633">
                <text:p>1763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528">
                <text:p>9528</text:p>
              </table:table-cell>
              <table:table-cell office:value-type="float" office:value="12392">
                <text:p>12392</text:p>
              </table:table-cell>
              <table:table-cell office:value-type="float" office:value="18989">
                <text:p>1898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774">
                <text:p>12774</text:p>
              </table:table-cell>
              <table:table-cell office:value-type="float" office:value="19205">
                <text:p>1920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346">
                <text:p>13346</text:p>
              </table:table-cell>
              <table:table-cell office:value-type="float" office:value="19044">
                <text:p>19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3160">
                <text:p>13160</text:p>
              </table:table-cell>
              <table:table-cell office:value-type="float" office:value="20230">
                <text:p>20230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436">
                <text:p>9436</text:p>
              </table:table-cell>
              <table:table-cell office:value-type="float" office:value="13925">
                <text:p>13925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065">
                <text:p>10065</text:p>
              </table:table-cell>
              <table:table-cell office:value-type="float" office:value="14263">
                <text:p>14263</text:p>
              </table:table-cell>
              <table:table-cell office:value-type="float" office:value="23901">
                <text:p>2390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486">
                <text:p>10486</text:p>
              </table:table-cell>
              <table:table-cell office:value-type="float" office:value="15218">
                <text:p>15218</text:p>
              </table:table-cell>
              <table:table-cell office:value-type="float" office:value="25533">
                <text:p>2553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75">
                <text:p>10275</text:p>
              </table:table-cell>
              <table:table-cell office:value-type="float" office:value="16082">
                <text:p>16082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21">
                <text:p>11021</text:p>
              </table:table-cell>
              <table:table-cell office:value-type="float" office:value="16845">
                <text:p>16845</text:p>
              </table:table-cell>
              <table:table-cell office:value-type="float" office:value="28433">
                <text:p>2843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05">
                <text:p>11205</text:p>
              </table:table-cell>
              <table:table-cell office:value-type="float" office:value="17732">
                <text:p>17732</text:p>
              </table:table-cell>
              <table:table-cell office:value-type="float" office:value="29662">
                <text:p>2966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064">
                <text:p>11064</text:p>
              </table:table-cell>
              <table:table-cell office:value-type="float" office:value="18774">
                <text:p>18774</text:p>
              </table:table-cell>
              <table:table-cell office:value-type="float" office:value="31127">
                <text:p>3112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19805">
                <text:p>19805</text:p>
              </table:table-cell>
              <table:table-cell office:value-type="float" office:value="32884">
                <text:p>3288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20">
                <text:p>13120</text:p>
              </table:table-cell>
              <table:table-cell office:value-type="float" office:value="21116">
                <text:p>21116</text:p>
              </table:table-cell>
              <table:table-cell office:value-type="float" office:value="33348">
                <text:p>3334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4074">
                <text:p>14074</text:p>
              </table:table-cell>
              <table:table-cell office:value-type="float" office:value="22080">
                <text:p>22080</text:p>
              </table:table-cell>
              <table:table-cell office:value-type="float" office:value="31733">
                <text:p>3173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174">
                <text:p>14174</text:p>
              </table:table-cell>
              <table:table-cell office:value-type="float" office:value="22067">
                <text:p>22067</text:p>
              </table:table-cell>
              <table:table-cell office:value-type="float" office:value="30953">
                <text:p>3095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175">
                <text:p>15175</text:p>
              </table:table-cell>
              <table:table-cell office:value-type="float" office:value="21743">
                <text:p>21743</text:p>
              </table:table-cell>
              <table:table-cell office:value-type="float" office:value="32743">
                <text:p>327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650">
                <text:p>15650</text:p>
              </table:table-cell>
              <table:table-cell office:value-type="float" office:value="21328">
                <text:p>21328</text:p>
              </table:table-cell>
              <table:table-cell office:value-type="float" office:value="33242">
                <text:p>3324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20">
                <text:p>16120</text:p>
              </table:table-cell>
              <table:table-cell office:value-type="float" office:value="22035">
                <text:p>22035</text:p>
              </table:table-cell>
              <table:table-cell office:value-type="float" office:value="31687">
                <text:p>3168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584">
                <text:p>16584</text:p>
              </table:table-cell>
              <table:table-cell office:value-type="float" office:value="22040">
                <text:p>22040</text:p>
              </table:table-cell>
              <table:table-cell office:value-type="float" office:value="31065">
                <text:p>3106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830">
                <text:p>15830</text:p>
              </table:table-cell>
              <table:table-cell office:value-type="float" office:value="23008">
                <text:p>23008</text:p>
              </table:table-cell>
              <table:table-cell office:value-type="float" office:value="33242">
                <text:p>3324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550">
                <text:p>15550</text:p>
              </table:table-cell>
              <table:table-cell office:value-type="float" office:value="23298">
                <text:p>23298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20">
                <text:p>16120</text:p>
              </table:table-cell>
              <table:table-cell office:value-type="float" office:value="21776">
                <text:p>21776</text:p>
              </table:table-cell>
              <table:table-cell office:value-type="float" office:value="30581">
                <text:p>3058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70">
                <text:p>16370</text:p>
              </table:table-cell>
              <table:table-cell office:value-type="float" office:value="21310">
                <text:p>21310</text:p>
              </table:table-cell>
              <table:table-cell office:value-type="float" office:value="29805">
                <text:p>2980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830">
                <text:p>15830</text:p>
              </table:table-cell>
              <table:table-cell office:value-type="float" office:value="21085">
                <text:p>21085</text:p>
              </table:table-cell>
              <table:table-cell office:value-type="float" office:value="31359">
                <text:p>3135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270">
                <text:p>21270</text:p>
              </table:table-cell>
              <table:table-cell office:value-type="float" office:value="31897">
                <text:p>3189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581">
                <text:p>21581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394">
                <text:p>21394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536">
                <text:p>22536</text:p>
              </table:table-cell>
              <table:table-cell office:value-type="float" office:value="35092">
                <text:p>3509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3150">
                <text:p>23150</text:p>
              </table:table-cell>
              <table:table-cell office:value-type="float" office:value="36684">
                <text:p>366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719">
                <text:p>21719</text:p>
              </table:table-cell>
              <table:table-cell office:value-type="float" office:value="35508">
                <text:p>3550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235">
                <text:p>23235</text:p>
              </table:table-cell>
              <table:table-cell office:value-type="float" office:value="32985">
                <text:p>3298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1284">
                <text:p>21284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740">
                <text:p>20740</text:p>
              </table:table-cell>
              <table:table-cell office:value-type="float" office:value="35596">
                <text:p>3559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14">
                <text:p>13014</text:p>
              </table:table-cell>
              <table:table-cell office:value-type="float" office:value="21275">
                <text:p>21275</text:p>
              </table:table-cell>
              <table:table-cell office:value-type="float" office:value="34562">
                <text:p>3456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328">
                <text:p>12328</text:p>
              </table:table-cell>
              <table:table-cell office:value-type="float" office:value="21376">
                <text:p>21376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646">
                <text:p>12646</text:p>
              </table:table-cell>
              <table:table-cell office:value-type="float" office:value="20407">
                <text:p>20407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48">
                <text:p>13148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501">
                <text:p>19501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9">
                <text:p>11709</text:p>
              </table:table-cell>
              <table:table-cell office:value-type="float" office:value="18296">
                <text:p>18296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8205">
                <text:p>18205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980">
                <text:p>12980</text:p>
              </table:table-cell>
              <table:table-cell office:value-type="float" office:value="17542">
                <text:p>17542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270">
                <text:p>12270</text:p>
              </table:table-cell>
              <table:table-cell office:value-type="float" office:value="16264">
                <text:p>16264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010">
                <text:p>11010</text:p>
              </table:table-cell>
              <table:table-cell office:value-type="float" office:value="14970">
                <text:p>14970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8947">
                <text:p>8947</text:p>
              </table:table-cell>
              <table:table-cell office:value-type="float" office:value="15091">
                <text:p>15091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476">
                <text:p>7476</text:p>
              </table:table-cell>
              <table:table-cell office:value-type="float" office:value="14490">
                <text:p>14490</text:p>
              </table:table-cell>
              <table:table-cell office:value-type="float" office:value="23611">
                <text:p>2361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294">
                <text:p>7294</text:p>
              </table:table-cell>
              <table:table-cell office:value-type="float" office:value="14178">
                <text:p>14178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992">
                <text:p>5992</text:p>
              </table:table-cell>
              <table:table-cell office:value-type="float" office:value="13725">
                <text:p>13725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748">
                <text:p>6748</text:p>
              </table:table-cell>
              <table:table-cell office:value-type="float" office:value="12948">
                <text:p>12948</text:p>
              </table:table-cell>
              <table:table-cell office:value-type="float" office:value="23819">
                <text:p>2381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098">
                <text:p>7098</text:p>
              </table:table-cell>
              <table:table-cell office:value-type="float" office:value="12724">
                <text:p>12724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6454">
                <text:p>6454</text:p>
              </table:table-cell>
              <table:table-cell office:value-type="float" office:value="11979">
                <text:p>11979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5530">
                <text:p>5530</text:p>
              </table:table-cell>
              <table:table-cell office:value-type="float" office:value="10580">
                <text:p>10580</text:p>
              </table:table-cell>
              <table:table-cell office:value-type="float" office:value="18911">
                <text:p>1891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166">
                <text:p>5166</text:p>
              </table:table-cell>
              <table:table-cell office:value-type="float" office:value="9640">
                <text:p>9640</text:p>
              </table:table-cell>
              <table:table-cell office:value-type="float" office:value="15391">
                <text:p>1539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4830">
                <text:p>4830</text:p>
              </table:table-cell>
              <table:table-cell office:value-type="float" office:value="9072">
                <text:p>9072</text:p>
              </table:table-cell>
              <table:table-cell office:value-type="float" office:value="14244">
                <text:p>1424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844">
                <text:p>4844</text:p>
              </table:table-cell>
              <table:table-cell office:value-type="float" office:value="8460">
                <text:p>8460</text:p>
              </table:table-cell>
              <table:table-cell office:value-type="float" office:value="13068">
                <text:p>13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530">
                <text:p>5530</text:p>
              </table:table-cell>
              <table:table-cell office:value-type="float" office:value="8710">
                <text:p>8710</text:p>
              </table:table-cell>
              <table:table-cell office:value-type="float" office:value="14074">
                <text:p>1407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9126">
                <text:p>9126</text:p>
              </table:table-cell>
              <table:table-cell office:value-type="float" office:value="16182">
                <text:p>1618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4830">
                <text:p>4830</text:p>
              </table:table-cell>
              <table:table-cell office:value-type="float" office:value="9165">
                <text:p>9165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844">
                <text:p>4844</text:p>
              </table:table-cell>
              <table:table-cell office:value-type="float" office:value="8304">
                <text:p>8304</text:p>
              </table:table-cell>
              <table:table-cell office:value-type="float" office:value="15314">
                <text:p>1531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8415">
                <text:p>8415</text:p>
              </table:table-cell>
              <table:table-cell office:value-type="float" office:value="13299">
                <text:p>1329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830">
                <text:p>4830</text:p>
              </table:table-cell>
              <table:table-cell office:value-type="float" office:value="8280">
                <text:p>8280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844">
                <text:p>4844</text:p>
              </table:table-cell>
              <table:table-cell office:value-type="float" office:value="8303">
                <text:p>8303</text:p>
              </table:table-cell>
              <table:table-cell office:value-type="float" office:value="15147">
                <text:p>1514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460">
                <text:p>5460</text:p>
              </table:table-cell>
              <table:table-cell office:value-type="float" office:value="8710">
                <text:p>8710</text:p>
              </table:table-cell>
              <table:table-cell office:value-type="float" office:value="13338">
                <text:p>1333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006">
                <text:p>6006</text:p>
              </table:table-cell>
              <table:table-cell office:value-type="float" office:value="8415">
                <text:p>8415</text:p>
              </table:table-cell>
              <table:table-cell office:value-type="float" office:value="13392">
                <text:p>1339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040">
                <text:p>5040</text:p>
              </table:table-cell>
              <table:table-cell office:value-type="float" office:value="8359">
                <text:p>8359</text:p>
              </table:table-cell>
              <table:table-cell office:value-type="float" office:value="14291">
                <text:p>1429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054">
                <text:p>5054</text:p>
              </table:table-cell>
              <table:table-cell office:value-type="float" office:value="8338">
                <text:p>8338</text:p>
              </table:table-cell>
              <table:table-cell office:value-type="float" office:value="13925">
                <text:p>1392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460">
                <text:p>5460</text:p>
              </table:table-cell>
              <table:table-cell office:value-type="float" office:value="7921">
                <text:p>7921</text:p>
              </table:table-cell>
              <table:table-cell office:value-type="float" office:value="13642">
                <text:p>1364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040">
                <text:p>5040</text:p>
              </table:table-cell>
              <table:table-cell office:value-type="float" office:value="7834">
                <text:p>7834</text:p>
              </table:table-cell>
              <table:table-cell office:value-type="float" office:value="13082">
                <text:p>1308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054">
                <text:p>5054</text:p>
              </table:table-cell>
              <table:table-cell office:value-type="float" office:value="8303">
                <text:p>8303</text:p>
              </table:table-cell>
              <table:table-cell office:value-type="float" office:value="14283">
                <text:p>1428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460">
                <text:p>5460</text:p>
              </table:table-cell>
              <table:table-cell office:value-type="float" office:value="9571">
                <text:p>9571</text:p>
              </table:table-cell>
              <table:table-cell office:value-type="float" office:value="16484">
                <text:p>1648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048">
                <text:p>6048</text:p>
              </table:table-cell>
              <table:table-cell office:value-type="float" office:value="10119">
                <text:p>10119</text:p>
              </table:table-cell>
              <table:table-cell office:value-type="float" office:value="17427">
                <text:p>1742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430">
                <text:p>6430</text:p>
              </table:table-cell>
              <table:table-cell office:value-type="float" office:value="10045">
                <text:p>10045</text:p>
              </table:table-cell>
              <table:table-cell office:value-type="float" office:value="16776">
                <text:p>1677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868">
                <text:p>4868</text:p>
              </table:table-cell>
              <table:table-cell office:value-type="float" office:value="10565">
                <text:p>10565</text:p>
              </table:table-cell>
              <table:table-cell office:value-type="float" office:value="19928">
                <text:p>19928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581">
                <text:p>4581</text:p>
              </table:table-cell>
              <table:table-cell office:value-type="float" office:value="10365">
                <text:p>10365</text:p>
              </table:table-cell>
              <table:table-cell office:value-type="float" office:value="18752">
                <text:p>1875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4462">
                <text:p>4462</text:p>
              </table:table-cell>
              <table:table-cell office:value-type="float" office:value="10538">
                <text:p>10538</text:p>
              </table:table-cell>
              <table:table-cell office:value-type="float" office:value="19592">
                <text:p>1959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334">
                <text:p>4334</text:p>
              </table:table-cell>
              <table:table-cell office:value-type="float" office:value="11080">
                <text:p>11080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143">
                <text:p>4143</text:p>
              </table:table-cell>
              <table:table-cell office:value-type="float" office:value="11360">
                <text:p>11360</text:p>
              </table:table-cell>
              <table:table-cell office:value-type="float" office:value="21386">
                <text:p>2138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3954">
                <text:p>3954</text:p>
              </table:table-cell>
              <table:table-cell office:value-type="float" office:value="11866">
                <text:p>11866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760">
                <text:p>3760</text:p>
              </table:table-cell>
              <table:table-cell office:value-type="float" office:value="12314">
                <text:p>12314</text:p>
              </table:table-cell>
              <table:table-cell office:value-type="float" office:value="23344">
                <text:p>23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15.75">
                <text:p>5615.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1cm" svg:y="1.404cm" svg:width="30.89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5.0425">
                <text:p>15.042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4.9733333333333">
                <text:p>14.97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9cm" svg:y="1.352cm" svg:width="31.35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3918165188103">
                <text:p>1.0391816518810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048044144839">
                <text:p>1.0204804414483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05601325649">
                <text:p>1.050560132564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26616736423">
                <text:p>1.052661673642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124817795937">
                <text:p>1.0312481779593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931588591343">
                <text:p>1.0493158859134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761505728133">
                <text:p>1.0576150572813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969209028135">
                <text:p>1.0496920902813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9173381620643">
                <text:p>1.0917338162064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4241390768061">
                <text:p>1.1424139076806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20645781439653">
                <text:p>1.2064578143965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833373886756">
                <text:p>1.2083337388675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75935789656">
                <text:p>1.207593578965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900133487093">
                <text:p>1.1690013348709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1279605266171">
                <text:p>1.1127960526617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1468125810149">
                <text:p>1.2146812581014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1598586252091">
                <text:p>1.2159858625209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84285139057">
                <text:p>1.1548428513905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563369140625">
                <text:p>1.105633691406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3824426652638">
                <text:p>0.98382442665263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969819329956">
                <text:p>0.9996981932995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7922422157578">
                <text:p>1.1792242215757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69396290898111">
                <text:p>0.96939629089811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74143705904295">
                <text:p>0.97414370590429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4794198998941">
                <text:p>0.99479419899894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3059702710593">
                <text:p>0.99305970271059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80432812086298">
                <text:p>0.98043281208629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91880589545273">
                <text:p>0.99188058954527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1893895079196">
                <text:p>1.0189389507919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6594723704">
                <text:p>1.05659472370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6480034222388">
                <text:p>1.0648003422238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6402932663557">
                <text:p>0.99640293266355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1005283674395">
                <text:p>1.0100528367439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948248586433">
                <text:p>1.009482485864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5982455662987">
                <text:p>1.0598245566298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17553787568">
                <text:p>1.031755378756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7694428426109">
                <text:p>0.81769442842610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9802654768968">
                <text:p>0.95980265476896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933361943024">
                <text:p>1.0693336194302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7927182530052">
                <text:p>0.857927182530052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05816409544238">
                <text:p>0.80581640954423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7618866706457">
                <text:p>0.96761886670645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3860203854542">
                <text:p>0.91386020385454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6003829068543">
                <text:p>0.9600382906854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891826034487298">
                <text:p>0.8918260344872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799317285860304">
                <text:p>0.79931728586030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0585158620163">
                <text:p>0.98058515862016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50445913213646">
                <text:p>0.8504459132136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687422073819575">
                <text:p>0.68742207381957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743965565269901">
                <text:p>0.74396556526990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746117874861944">
                <text:p>0.7461178748619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730455400161247">
                <text:p>0.73045540016124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88791743815165">
                <text:p>0.88879174381516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805714122401572">
                <text:p>0.80571412240157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92248314284847">
                <text:p>0.89224831428484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786522968042567">
                <text:p>0.78652296804256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48641899351767">
                <text:p>0.84864189935176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74168595679012">
                <text:p>0.87416859567901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71209013631105">
                <text:p>0.87120901363110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94128660336378">
                <text:p>0.99412866033637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767104079696051">
                <text:p>0.76710407969605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71209013631105">
                <text:p>0.87120901363110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59556593697275">
                <text:p>0.95955659369727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30257169663017">
                <text:p>0.93025716966301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867415345754729">
                <text:p>0.86741534575472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94128660336378">
                <text:p>0.99412866033637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59556593697275">
                <text:p>0.95955659369727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.07290158843064">
                <text:p>1.07290158843064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14669246508535">
                <text:p>1.1466924650853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17585452865997">
                <text:p>1.1758545286599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.11733470918718">
                <text:p>1.1173347091871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752234424933278">
                <text:p>0.75223442493327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10255978729148">
                <text:p>1.1025597872914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12843796981744">
                <text:p>1.1284379698174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16915424977844">
                <text:p>1.1691542497784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10765412152525">
                <text:p>1.1076541215252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5621169766955">
                <text:p>1.0562116976695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0451.25">
                <text:p>10451.2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8461.33333333333">
                <text:p>8461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